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3CA200003578DA6AA2BB.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166cm"/>
    </style:style>
    <style:style style:name="co2" style:family="table-column">
      <style:table-column-properties fo:break-before="auto" style:column-width="1cm"/>
    </style:style>
    <style:style style:name="co3" style:family="table-column">
      <style:table-column-properties fo:break-before="auto" style:column-width="3.2cm"/>
    </style:style>
    <style:style style:name="co4" style:family="table-column">
      <style:table-column-properties fo:break-before="auto" style:column-width="4.053cm"/>
    </style:style>
    <style:style style:name="co5" style:family="table-column">
      <style:table-column-properties fo:break-before="auto" style:column-width="2.487cm"/>
    </style:style>
    <style:style style:name="co7" style:family="table-column">
      <style:table-column-properties fo:break-before="auto" style:column-width="1.117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476cm" fo:break-before="auto" style:use-optimal-row-height="false"/>
    </style:style>
    <style:style style:name="ro6" style:family="table-row">
      <style:table-row-properties style:row-height="1.005cm" fo:break-before="auto" style:use-optimal-row-height="false"/>
    </style:style>
    <style:style style:name="ro7" style:family="table-row">
      <style:table-row-properties style:row-height="1.21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0.894cm" fo:break-before="auto" style:use-optimal-row-height="true"/>
    </style:style>
    <style:style style:name="ro10" style:family="table-row">
      <style:table-row-properties style:row-height="2.157cm" fo:break-before="auto" style:use-optimal-row-height="true"/>
    </style:style>
    <style:style style:name="ro11" style:family="table-row">
      <style:table-row-properties style:row-height="1.316cm" fo:break-before="auto" style:use-optimal-row-height="true"/>
    </style:style>
    <style:style style:name="ro12" style:family="table-row">
      <style:table-row-properties style:row-height="0.947cm" fo:break-before="auto" style:use-optimal-row-height="true"/>
    </style:style>
    <style:style style:name="ro13" style:family="table-row">
      <style:table-row-properties style:row-height="0.605cm" fo:break-before="auto" style:use-optimal-row-height="true"/>
    </style:style>
    <style:style style:name="ro14" style:family="table-row">
      <style:table-row-properties style:row-height="0.499cm" fo:break-before="auto" style:use-optimal-row-height="true"/>
    </style:style>
    <style:style style:name="ro15" style:family="table-row">
      <style:table-row-properties style:row-height="1.395cm" fo:break-before="auto" style:use-optimal-row-height="true"/>
    </style:style>
    <style:style style:name="ro16" style:family="table-row">
      <style:table-row-properties style:row-height="1.842cm" fo:break-before="auto" style:use-optimal-row-height="true"/>
    </style:style>
    <style:style style:name="ro17" style:family="table-row">
      <style:table-row-properties style:row-height="2.29cm" fo:break-before="auto" style:use-optimal-row-height="true"/>
    </style:style>
    <style:style style:name="ro18" style:family="table-row">
      <style:table-row-properties style:row-height="0.788cm" fo:break-before="auto" style:use-optimal-row-height="true"/>
    </style:style>
    <style:style style:name="ro19" style:family="table-row">
      <style:table-row-properties style:row-height="0.873cm" fo:break-before="auto" style:use-optimal-row-height="false"/>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ta4" style:family="table" style:master-page-name="PageStyle_5f_Feuil1">
      <style:table-properties table:display="true" style:writing-mode="lr-tb"/>
    </style: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table-cell-properties style:vertical-align="middle"/>
      <style:text-properties style:font-name="Arial2" fo:font-weight="normal" style:font-name-asian="Arial2" style:font-weight-asian="normal" style:font-name-complex="Arial2" style:font-weight-complex="normal"/>
    </style:style>
    <style:style style:name="ce14" style:family="table-cell" style:parent-style-name="Default">
      <style:table-cell-properties style:vertical-align="middle"/>
      <style:text-properties style:font-name="Arial2" style:font-name-asian="Arial2" style:font-name-complex="Arial2"/>
    </style:style>
    <style:style style:name="ce15" style:family="table-cell" style:parent-style-name="Default" style:data-style-name="N100">
      <style:text-properties fo:font-size="8pt" fo:font-weight="normal" style:font-size-asian="8pt" style:font-weight-asian="normal" style:font-size-complex="8pt" style:font-weight-complex="normal"/>
    </style:style>
    <style:style style:name="ce1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7"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19"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fo:border-bottom="0.088cm solid #000000" style:diagonal-bl-tr="none" style:diagonal-tl-br="none" fo:border-left="0.002cm solid #000000" fo:border-right="none" fo:border-top="none"/>
    </style:style>
    <style:style style:name="ce25"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7"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34"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able-cell-properties style:text-align-source="fix" style:repeat-content="false" fo:wrap-option="no-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39" style:family="table-cell" style:parent-style-name="Default">
      <style:table-cell-properties fo:border-bottom="0.002cm solid #000000" fo:border-left="0.002cm solid #000000" fo:border-right="none" fo:border-top="0.002cm solid #000000"/>
      <style:text-properties fo:font-weight="bold" style:font-weight-asian="bold" style:font-weight-complex="bold"/>
    </style:style>
    <style:style style:name="ce40"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1" style:family="table-cell" style:parent-style-name="Default">
      <style:table-cell-properties style:text-align-source="fix" style:repeat-content="false" fo:wrap-option="wrap"/>
      <style:paragraph-properties fo:text-align="start" fo:margin-left="0.353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2"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bold" style:font-name-asian="Segoe UI" style:font-size-asian="10pt" style:language-asian="zxx" style:country-asian="none" style:font-style-asian="normal" style:font-weight-asian="bold" style:font-name-complex="Segoe UI" style:font-size-complex="10pt" style:language-complex="zxx" style:country-complex="none" style:font-style-complex="normal" style:font-weight-complex="bold"/>
    </style:style>
    <style:style style:name="ce43" style:family="table-cell" style:parent-style-name="Default">
      <style:table-cell-properties style:text-align-source="fix" style:repeat-content="false" fo:wrap-option="wrap"/>
      <style:paragraph-properties fo:text-align="start" fo:margin-left="1.411cm"/>
      <style:text-properties fo:color="#000000"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4"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10pt" fo:language="zxx" fo:country="none" fo:font-style="normal" fo:text-shadow="none" style:text-underline-style="none" fo:font-weight="bold" style:font-name-asian="Segoe UI1" style:font-size-asian="10pt" style:language-asian="zxx" style:country-asian="none" style:font-style-asian="normal" style:font-weight-asian="bold" style:font-name-complex="Segoe UI1" style:font-size-complex="10pt" style:language-complex="zxx" style:country-complex="none" style:font-style-complex="normal" style:font-weight-complex="bold"/>
    </style:style>
    <style:style style:name="ce45" style:family="table-cell" style:parent-style-name="Default">
      <style:table-cell-properties fo:border-bottom="none" fo:border-left="0.002cm solid #000000" fo:border-right="none" fo:border-top="0.002cm solid #000000"/>
    </style:style>
    <style:style style:name="ce46"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8" style:family="table-cell" style:parent-style-name="Default">
      <style:table-cell-properties fo:border-bottom="0.002cm solid #000000" fo:border-left="0.002cm solid #000000" fo:border-right="none" fo:border-top="none"/>
    </style:style>
    <style:style style:name="ce49" style:family="table-cell" style:parent-style-name="Default">
      <style:table-cell-properties fo:border-bottom="none" style:text-align-source="fix" style:repeat-content="false" fo:wrap-option="wrap"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text-properties fo:font-style="normal" fo:font-weight="normal" style:font-style-asian="normal" style:font-weight-asian="normal" style:font-style-complex="normal" style:font-weight-complex="normal"/>
    </style:style>
    <style:style style:name="ce51" style:family="table-cell" style:parent-style-name="Default">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53" style:family="table-cell" style:parent-style-name="Default">
      <style:text-properties fo:font-weight="bold"/>
    </style:style>
    <style:style style:name="ce5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5" style:family="table-cell" style:parent-style-name="Default">
      <style:text-properties fo:font-weight="bold" style:font-weight-asian="bold" style:font-weight-complex="bold"/>
    </style:style>
    <style:style style:name="ce56" style:family="table-cell" style:parent-style-name="Default">
      <style:text-properties style:use-window-font-color="true"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57" style:family="table-cell" style:parent-style-name="Default">
      <style:text-properties style:use-window-font-color="true" style:text-outline="false" style:text-line-through-style="none" style:font-name="Futura (Light)" fo:font-size="10.5pt" fo:font-style="normal" fo:text-shadow="none" style:text-underline-style="none" fo:font-weight="bold" style:font-size-asian="10.5pt" style:font-style-asian="normal" style:font-weight-asian="bold" style:font-name-complex="Arial1" style:font-size-complex="10.5pt" style:font-style-complex="normal" style:font-weight-complex="bold"/>
    </style:style>
    <style:style style:name="ce5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Futura (Light)"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text-properties style:font-name="Futura (Light)"/>
    </style:style>
    <style:style style:name="ce60" style:family="table-cell" style:parent-style-name="Default">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65" style:family="table-cell" style:parent-style-name="Default">
      <style:text-properties fo:font-weight="normal" style:font-weight-asian="normal" style:font-weight-complex="normal"/>
    </style:style>
    <style:style style:name="ce66" style:family="table-cell" style:parent-style-name="Default">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67"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68" style:family="table-cell" style:parent-style-name="Default">
      <style:table-cell-properties style:text-align-source="fix" style:repeat-content="false"/>
      <style:paragraph-properties fo:text-align="start" fo:margin-left="0.353cm"/>
    </style:style>
    <style:style style:name="ce69" style:family="table-cell" style:parent-style-name="Default">
      <style:table-cell-properties style:text-align-source="fix" style:repeat-content="false"/>
      <style:paragraph-properties fo:text-align="start" fo:margin-left="0cm"/>
    </style:style>
    <style:style style:name="ce70" style:family="table-cell" style:parent-style-name="Default">
      <style:table-cell-properties fo:border-bottom="0.002cm solid #000000" fo:border-left="none" fo:border-right="none" fo:border-top="0.002cm solid #000000"/>
    </style:style>
    <style:style style:name="ce71" style:family="table-cell" style:parent-style-name="Default">
      <style:table-cell-properties style:text-align-source="fix" style:repeat-content="false"/>
      <style:paragraph-properties fo:text-align="start" fo:margin-left="0.706cm"/>
    </style:style>
    <style:style style:name="ce72" style:family="table-cell" style:parent-style-name="Default">
      <style:table-cell-properties fo:border-bottom="none" fo:border-left="none" fo:border-right="none" fo:border-top="0.002cm solid #000000"/>
    </style:style>
    <style:style style:name="ce73" style:family="table-cell" style:parent-style-name="Default">
      <style:table-cell-properties fo:border-bottom="0.002cm solid #000000" fo:border-left="none" fo:border-right="none" fo:border-top="none"/>
    </style:style>
    <style:style style:name="ce7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font-name="Futura (Light)"/>
    </style:style>
    <style:style style:name="ce75"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table-cell-properties fo:border-bottom="none" style:diagonal-bl-tr="none" style:diagonal-tl-br="none" fo:border-left="0.002cm solid #000000" fo:border-right="0.002cm solid #000000" fo:border-top="none"/>
    </style:style>
    <style:style style:name="ce80" style:family="table-cell" style:parent-style-name="Default">
      <style:table-cell-properties fo:border-bottom="0.088cm solid #000000" style:diagonal-bl-tr="none" style:diagonal-tl-br="none" fo:border-left="0.002cm solid #000000" fo:border-right="0.002cm solid #000000" fo:border-top="none"/>
    </style:style>
    <style:style style:name="ce81" style:family="table-cell" style:parent-style-name="Default">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82"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83" style:family="table-cell" style:parent-style-name="Default" style:data-style-name="N30"/>
    <style:style style:name="ce84"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able-cell-properties fo:border-bottom="0.088cm solid #000000" style:diagonal-bl-tr="none" style:diagonal-tl-br="none" fo:border-left="none" fo:border-right="none" fo:border-top="none"/>
    </style:style>
    <style:style style:name="ce88" style:family="table-cell" style:parent-style-name="Default">
      <style:text-properties fo:font-style="italic" fo:font-weight="normal" style:font-style-asian="italic" style:font-weight-asian="normal" style:font-style-complex="italic" style:font-weight-complex="normal"/>
    </style:style>
    <style:style style:name="ce89"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90"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91"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28pt" fo:font-style="normal" fo:text-shadow="none" style:text-underline-style="none" fo:font-weight="bold" style:font-size-asian="28pt" style:font-style-asian="normal" style:font-weight-asian="bold" style:font-name-complex="Arial1" style:font-size-complex="28pt" style:font-style-complex="normal" style:font-weight-complex="bold"/>
    </style:style>
    <style:style style:name="ce92"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93"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ext-properties fo:font-style="italic" style:text-underline-style="solid" style:text-underline-width="auto" style:text-underline-color="font-color" style:font-style-asian="italic" style:font-style-complex="italic"/>
    </style:style>
    <style:style style:name="ce95"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98"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100"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fo:border-bottom="0.002cm solid #000000" fo:border-left="none" fo:border-right="0.002cm solid #000000" fo:border-top="0.002cm solid #000000"/>
    </style:style>
    <style:style style:name="ce102" style:family="table-cell" style:parent-style-name="Default">
      <style:table-cell-properties fo:border-bottom="none" fo:border-left="none" fo:border-right="0.002cm solid #000000" fo:border-top="0.002cm solid #000000"/>
    </style:style>
    <style:style style:name="ce103" style:family="table-cell" style:parent-style-name="Default">
      <style:table-cell-properties fo:border-bottom="0.002cm solid #000000" fo:border-left="none" fo:border-right="0.002cm solid #000000" fo:border-top="none"/>
    </style:style>
    <style:style style:name="ce104" style:family="table-cell" style:parent-style-name="Default">
      <style:table-cell-properties fo:border-bottom="none" fo:border-left="none" fo:border-right="0.002cm solid #000000" fo:border-top="none"/>
    </style:style>
    <style:style style:name="ce105" style:family="table-cell" style:parent-style-name="Default">
      <style:table-cell-properties style:text-align-source="fix" style:repeat-content="false"/>
      <style:paragraph-properties fo:text-align="end" fo:margin-left="0cm"/>
    </style:style>
    <style:style style:name="ce106"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P1" style:family="paragraph">
      <style:paragraph-properties fo:text-align="center" style:writing-mode="lr-tb"/>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style:font-name="Segoe UI" fo:font-size="12pt" style:font-name-asian="Segoe UI" style:font-size-asian="12pt" style:font-name-complex="Segoe UI" style:font-size-complex="12pt"/>
    </style:style>
    <style:style style:name="T6" style:family="text">
      <style:text-properties style:font-name="Segoe UI" fo:font-size="10pt" style:font-name-asian="Segoe UI" style:font-size-asian="10pt" style:font-name-complex="Segoe UI" style:font-size-complex="10pt"/>
    </style:style>
    <style:style style:name="T7" style:family="text">
      <style:text-properties fo:font-size="10pt" style:font-size-asian="10pt" style:font-size-complex="10pt"/>
    </style:style>
    <style:style style:name="T8" style:family="text">
      <style:text-properties style:font-name="Segoe UI1" style:font-name-asian="Segoe UI1" style:font-name-complex="Segoe UI1"/>
    </style:style>
    <style:style style:name="T9" style:family="text">
      <style:text-properties style:font-name="Segoe UI1" fo:font-size="10pt" style:font-name-asian="Segoe UI1" style:font-size-asian="10pt" style:font-name-complex="Segoe UI1" style:font-size-complex="10pt"/>
    </style:style>
    <style:style style:name="T10" style:family="text">
      <style:text-properties style:font-name="Segoe UI" style:font-name-asian="Segoe UI" style:font-name-complex="Segoe UI"/>
    </style:style>
    <style:style style:name="T11" style:family="text">
      <style:text-properties fo:color="#0000ff"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4" table:print-ranges="Feuil1.A1:Feuil1.G166">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7" table:default-cell-style-name="Default"/>
        <table:table-column table:style-name="co6" table:number-columns-repeated="249" table:default-cell-style-name="Default"/>
        <table:table-column table:style-name="co8" table:number-columns-repeated="768" table:default-cell-style-name="Default"/>
        <table:table-row table:style-name="ro1">
          <table:table-cell>
            <draw:frame table:end-cell-address="Feuil1.B5" table:end-x="1.927cm" table:end-y="0.121cm" draw:z-index="0" draw:name="Image 1" draw:style-name="gr1" draw:text-style-name="P1" svg:width="1.992cm" svg:height="1.772cm" svg:x="0.931cm" svg:y="0.429cm">
              <draw:image xlink:href="Pictures/2000000700003CA200003578DA6AA2BB.wmf" xlink:type="simple" xlink:show="embed" xlink:actuate="onLoad">
                <text:p/>
              </draw:image>
            </draw:frame>
          </table:table-cell>
          <table:table-cell table:number-columns-repeated="4"/>
          <table:table-cell table:style-name="ce90" office:value-type="string">
            <text:p>Page 1 / 3</text:p>
          </table:table-cell>
          <table:table-cell table:number-columns-repeated="1018"/>
        </table:table-row>
        <table:table-row table:style-name="ro2">
          <table:table-cell/>
          <table:table-cell table:style-name="ce18"/>
          <table:table-cell table:style-name="ce56"/>
          <table:table-cell table:number-columns-repeated="1021"/>
        </table:table-row>
        <table:table-row table:style-name="ro3">
          <table:table-cell table:number-columns-repeated="2"/>
          <table:table-cell table:style-name="ce57" office:value-type="string">
            <text:p>X a v i e r <text:s text:c="2"/>D A R O N <text:s/>A r c h i t e c t e <text:s/>D P L G </text:p>
          </table:table-cell>
          <table:table-cell table:style-name="ce74"/>
          <table:table-cell table:style-name="ce83"/>
          <table:table-cell table:style-name="ce91" office:value-type="string" table:number-columns-spanned="2" table:number-rows-spanned="3">
            <text:p>CH33</text:p>
          </table:table-cell>
          <table:covered-table-cell table:style-name="ce91"/>
          <table:table-cell table:number-columns-repeated="1017"/>
        </table:table-row>
        <table:table-row table:style-name="ro1">
          <table:table-cell table:number-columns-repeated="2"/>
          <table:table-cell table:style-name="ce58" office:value-type="string">
            <text:p>11 rue Moulin à Vent</text:p>
          </table:table-cell>
          <table:table-cell table:style-name="ce58" office:value-type="string">
            <text:p>97400 Saint Denis</text:p>
          </table:table-cell>
          <table:table-cell/>
          <table:covered-table-cell table:number-columns-repeated="2" table:style-name="ce91"/>
          <table:table-cell table:number-columns-repeated="1017"/>
        </table:table-row>
        <table:table-row table:style-name="ro1">
          <table:table-cell table:number-columns-repeated="2"/>
          <table:table-cell table:style-name="ce59" office:value-type="string">
            <text:p>FAX: 0262 43 33 32</text:p>
          </table:table-cell>
          <table:table-cell table:style-name="ce59" office:value-type="string">
            <text:p>GSM: 0692 61 89 55</text:p>
          </table:table-cell>
          <table:table-cell/>
          <table:covered-table-cell table:number-columns-repeated="2" table:style-name="ce91"/>
          <table:table-cell table:number-columns-repeated="1017"/>
        </table:table-row>
        <table:table-row table:style-name="ro4">
          <table:table-cell table:number-columns-repeated="2"/>
          <table:table-cell table:style-name="ce60" office:value-type="string">
            <text:p><text:span text:style-name="T11"><text:a xlink:href="mailto:xavier_daron@orange.fr">xavier_daron@orange.fr</text:a></text:span></text:p>
          </table:table-cell>
          <table:table-cell table:number-columns-repeated="1021"/>
        </table:table-row>
        <table:table-row table:style-name="ro2">
          <table:table-cell table:style-name="ce1" office:value-type="string" table:number-columns-spanned="7" table:number-rows-spanned="1">
            <text:p>COMPTE RENDU DE REUNION DE CHANTIER N°33</text:p>
          </table:table-cell>
          <table:covered-table-cell table:number-columns-repeated="6" table:style-name="ce1"/>
          <table:table-cell table:number-columns-repeated="1017"/>
        </table:table-row>
        <table:table-row table:style-name="ro5">
          <table:table-cell table:style-name="ce2" office:value-type="string" table:number-columns-spanned="7" table:number-rows-spanned="1">
            <text:p>DU 12/06/2014</text:p>
          </table:table-cell>
          <table:covered-table-cell table:number-columns-repeated="6" table:style-name="ce2"/>
          <table:table-cell table:number-columns-repeated="1017"/>
        </table:table-row>
        <table:table-row table:style-name="ro1">
          <table:table-cell table:style-name="ce3"/>
          <table:table-cell table:number-columns-repeated="1023"/>
        </table:table-row>
        <table:table-row table:style-name="ro6">
          <table:table-cell table:style-name="ce4" office:value-type="string" table:number-columns-spanned="7" table:number-rows-spanned="1">
            <text:p>"RESIDENCE GRANDE FONTAINE"</text:p>
          </table:table-cell>
          <table:covered-table-cell table:number-columns-repeated="6" table:style-name="ce4"/>
          <table:table-cell table:number-columns-repeated="1017"/>
        </table:table-row>
        <table:table-row table:style-name="ro7">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1017"/>
        </table:table-row>
        <table:table-row table:style-name="ro4">
          <table:table-cell/>
          <table:table-cell table:style-name="ce19" office:value-type="string">
            <text:p>Adresse : </text:p>
          </table:table-cell>
          <table:table-cell office:value-type="string">
            <text:p>22, 24, 26, 28 &amp; 30 Ruelle Pavée, 97460 Saint Paul,</text:p>
          </table:table-cell>
          <table:table-cell table:number-columns-repeated="1021"/>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1020"/>
          </table:table-row>
        </table:table-row-group>
        <table:table-row table:style-name="ro1">
          <table:table-cell/>
          <table:table-cell table:style-name="ce20" office:value-type="string">
            <text:p>PC n°</text:p>
          </table:table-cell>
          <table:table-cell office:value-type="string">
            <text:p>PC 974415 12A0101</text:p>
          </table:table-cell>
          <table:table-cell table:number-columns-repeated="1021"/>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1020"/>
          </table:table-row>
        </table:table-row-group>
        <table:table-row table:style-name="ro1">
          <table:table-cell table:style-name="ce6" office:value-type="string">
            <text:p>Présents</text:p>
          </table:table-cell>
          <table:table-cell table:style-name="ce21" office:value-type="string">
            <text:p>M./Mme.</text:p>
          </table:table-cell>
          <table:table-cell table:style-name="ce21" office:value-type="string">
            <text:p>SOCIETE</text:p>
          </table:table-cell>
          <table:table-cell table:style-name="ce75" office:value-type="string">
            <text:p>TEL</text:p>
          </table:table-cell>
          <table:table-cell table:style-name="ce84" office:value-type="string">
            <text:p>FAX</text:p>
          </table:table-cell>
          <table:table-cell table:style-name="ce21" office:value-type="string">
            <text:p>GSM</text:p>
          </table:table-cell>
          <table:table-cell table:style-name="ce95" office:value-type="string">
            <text:p>DIFF.</text:p>
          </table:table-cell>
          <table:table-cell table:number-columns-repeated="1017"/>
        </table:table-row>
        <table:table-row table:style-name="ro1">
          <table:table-cell table:style-name="ce7"/>
          <table:table-cell table:style-name="ce22" office:value-type="string">
            <text:p>M DUSSIER </text:p>
          </table:table-cell>
          <table:table-cell table:style-name="ce22" office:value-type="string">
            <text:p>MAITRE D'OUVRAGE</text:p>
          </table:table-cell>
          <table:table-cell table:style-name="ce76" office:value-type="string">
            <text:p>0262 94 76 00</text:p>
          </table:table-cell>
          <table:table-cell table:style-name="ce85" office:value-type="string">
            <text:p>0262 21 55 70</text:p>
          </table:table-cell>
          <table:table-cell table:style-name="ce22" office:value-type="string">
            <text:p>0692 28 31 88</text:p>
          </table:table-cell>
          <table:table-cell table:style-name="ce96" office:value-type="string">
            <text:p>X</text:p>
          </table:table-cell>
          <table:table-cell table:number-columns-repeated="1017"/>
        </table:table-row>
        <table:table-row table:style-name="ro1">
          <table:table-cell table:style-name="ce8" office:value-type="string">
            <text:p>X</text:p>
          </table:table-cell>
          <table:table-cell table:style-name="ce23" office:value-type="string">
            <text:p>M DESRUISSEAUX</text:p>
          </table:table-cell>
          <table:table-cell table:style-name="ce23" office:value-type="string">
            <text:p>MAITRE D'OUVRAGE</text:p>
          </table:table-cell>
          <table:table-cell table:style-name="ce77" office:value-type="string">
            <text:p>0262 94 76 00</text:p>
          </table:table-cell>
          <table:table-cell office:value-type="string">
            <text:p>0262 21 55 70</text:p>
          </table:table-cell>
          <table:table-cell table:style-name="ce23" office:value-type="string">
            <text:p>0692 08 96 95</text:p>
          </table:table-cell>
          <table:table-cell table:style-name="ce97" office:value-type="string">
            <text:p>X</text:p>
          </table:table-cell>
          <table:table-cell/>
          <table:table-cell table:style-name="ce86"/>
          <table:table-cell office:value-type="string">
            <text:p><text:s/></text:p>
          </table:table-cell>
          <table:table-cell table:number-columns-repeated="1014"/>
        </table:table-row>
        <table:table-row table:style-name="ro1">
          <table:table-cell table:style-name="ce8"/>
          <table:table-cell table:style-name="ce23" office:value-type="string">
            <text:p>M. RAMASSAMY</text:p>
          </table:table-cell>
          <table:table-cell table:style-name="ce23" office:value-type="string">
            <text:p>MAITRE D'OUVRAGE</text:p>
          </table:table-cell>
          <table:table-cell table:style-name="ce77" office:value-type="string">
            <text:p>0262 45 71 90</text:p>
          </table:table-cell>
          <table:table-cell/>
          <table:table-cell table:style-name="ce23"/>
          <table:table-cell table:style-name="ce97" office:value-type="string">
            <text:p>X</text:p>
          </table:table-cell>
          <table:table-cell/>
          <table:table-cell table:style-name="ce86"/>
          <table:table-cell table:number-columns-repeated="1015"/>
        </table:table-row>
        <table:table-row table:style-name="ro1">
          <table:table-cell table:style-name="ce8" office:value-type="string">
            <text:p>X</text:p>
          </table:table-cell>
          <table:table-cell table:style-name="ce23" office:value-type="string">
            <text:p>M DARON</text:p>
          </table:table-cell>
          <table:table-cell table:style-name="ce23" office:value-type="string">
            <text:p>ARCHITECTE</text:p>
          </table:table-cell>
          <table:table-cell table:style-name="ce77" office:value-type="string">
            <text:p>0262 43 33 32</text:p>
          </table:table-cell>
          <table:table-cell table:style-name="ce86" office:value-type="string">
            <text:p>0262 43 33 32</text:p>
          </table:table-cell>
          <table:table-cell table:style-name="ce23" office:value-type="string">
            <text:p>0692 61 89 55</text:p>
          </table:table-cell>
          <table:table-cell table:style-name="ce97"/>
          <table:table-cell table:number-columns-repeated="1017"/>
        </table:table-row>
        <table:table-row table:style-name="ro1">
          <table:table-cell table:style-name="ce8"/>
          <table:table-cell table:style-name="ce23" office:value-type="string">
            <text:p>M CARUSO</text:p>
          </table:table-cell>
          <table:table-cell table:style-name="ce61" office:value-type="string">
            <text:p>CT DIDES</text:p>
          </table:table-cell>
          <table:table-cell table:style-name="ce77" office:value-type="string">
            <text:p>0262 21 31 96</text:p>
          </table:table-cell>
          <table:table-cell table:style-name="ce86" office:value-type="string">
            <text:p>0262 21 88 91</text:p>
          </table:table-cell>
          <table:table-cell table:style-name="ce23" office:value-type="string">
            <text:p>0692 32 77 41</text:p>
          </table:table-cell>
          <table:table-cell table:style-name="ce98" office:value-type="string">
            <text:p>X</text:p>
          </table:table-cell>
          <table:table-cell table:number-columns-repeated="1017"/>
        </table:table-row>
        <table:table-row table:style-name="ro1">
          <table:table-cell table:style-name="ce8"/>
          <table:table-cell table:style-name="ce23" office:value-type="string">
            <text:p>M LEGALLAIS</text:p>
          </table:table-cell>
          <table:table-cell table:style-name="ce61" office:value-type="string">
            <text:p>CSPS SOCOTEC</text:p>
          </table:table-cell>
          <table:table-cell table:style-name="ce78" office:value-type="string">
            <text:p>0262 94 48 48</text:p>
          </table:table-cell>
          <table:table-cell table:style-name="ce78" office:value-type="string">
            <text:p>0262 94 48 50</text:p>
          </table:table-cell>
          <table:table-cell table:style-name="ce23" office:value-type="string">
            <text:p>0692 85 49 03</text:p>
          </table:table-cell>
          <table:table-cell table:style-name="ce98" office:value-type="string">
            <text:p>X</text:p>
          </table:table-cell>
          <table:table-cell table:number-columns-repeated="1017"/>
        </table:table-row>
        <table:table-row table:style-name="ro1">
          <table:table-cell table:style-name="ce8" office:value-type="string">
            <text:p>X</text:p>
          </table:table-cell>
          <table:table-cell table:style-name="ce23" office:value-type="string">
            <text:p>M GRONDIN</text:p>
          </table:table-cell>
          <table:table-cell table:style-name="ce23" office:value-type="string">
            <text:p>GRONDIN (lots 1 &amp; 2)</text:p>
          </table:table-cell>
          <table:table-cell table:style-name="ce79" office:value-type="string">
            <text:p>0262 87 01 45</text:p>
          </table:table-cell>
          <table:table-cell table:style-name="ce86" office:value-type="string">
            <text:p>0262 69 84 92</text:p>
          </table:table-cell>
          <table:table-cell table:style-name="ce23" office:value-type="string">
            <text:p>0692 87 01 45</text:p>
          </table:table-cell>
          <table:table-cell table:style-name="ce98" office:value-type="string">
            <text:p>X</text:p>
          </table:table-cell>
          <table:table-cell table:number-columns-repeated="1017"/>
        </table:table-row>
        <table:table-row table:style-name="ro1">
          <table:table-cell table:style-name="ce8" office:value-type="string">
            <text:p>X</text:p>
          </table:table-cell>
          <table:table-cell table:style-name="ce23" office:value-type="string">
            <text:p>M DIOMAT</text:p>
          </table:table-cell>
          <table:table-cell table:style-name="ce23" office:value-type="string">
            <text:p>CE2J</text:p>
          </table:table-cell>
          <table:table-cell table:style-name="ce79" office:value-type="string">
            <text:p>0262 50 18 68</text:p>
          </table:table-cell>
          <table:table-cell table:style-name="ce86" office:value-type="string">
            <text:p>0262 50 18 68</text:p>
          </table:table-cell>
          <table:table-cell table:style-name="ce23" office:value-type="string">
            <text:p>0692 21 66 21</text:p>
          </table:table-cell>
          <table:table-cell table:style-name="ce98" office:value-type="string">
            <text:p>X</text:p>
          </table:table-cell>
          <table:table-cell table:number-columns-repeated="1017"/>
        </table:table-row>
        <table:table-row table:style-name="ro1">
          <table:table-cell table:style-name="ce9" office:value-type="string">
            <text:p>X</text:p>
          </table:table-cell>
          <table:table-cell table:style-name="ce23" office:value-type="string">
            <text:p>M DIJOUX</text:p>
          </table:table-cell>
          <table:table-cell table:style-name="ce23" office:value-type="string">
            <text:p>EEPB (lot 3)</text:p>
          </table:table-cell>
          <table:table-cell table:style-name="ce79" office:value-type="string">
            <text:p>0262 53 11 41</text:p>
          </table:table-cell>
          <table:table-cell table:style-name="ce86" office:value-type="string">
            <text:p>0262 92 06 61</text:p>
          </table:table-cell>
          <table:table-cell table:style-name="ce23" office:value-type="string">
            <text:p>0692 65 07 29</text:p>
          </table:table-cell>
          <table:table-cell table:style-name="ce97" office:value-type="string">
            <text:p>X</text:p>
          </table:table-cell>
          <table:table-cell table:number-columns-repeated="1017"/>
        </table:table-row>
        <table:table-row table:style-name="ro1">
          <table:table-cell table:style-name="ce9" office:value-type="string">
            <text:p>X</text:p>
          </table:table-cell>
          <table:table-cell table:style-name="ce23" office:value-type="string">
            <text:p>M VANDENESSE</text:p>
          </table:table-cell>
          <table:table-cell table:style-name="ce23" office:value-type="string">
            <text:p>DLA (lot 4)</text:p>
          </table:table-cell>
          <table:table-cell table:style-name="ce79" office:value-type="string">
            <text:p>0262 09 80 13</text:p>
          </table:table-cell>
          <table:table-cell table:style-name="ce86" office:value-type="string">
            <text:p>0262 26 19 89</text:p>
          </table:table-cell>
          <table:table-cell table:style-name="ce23" office:value-type="string">
            <text:p>0692 56 86 58</text:p>
          </table:table-cell>
          <table:table-cell table:style-name="ce97" office:value-type="string">
            <text:p>X</text:p>
          </table:table-cell>
          <table:table-cell table:number-columns-repeated="1017"/>
        </table:table-row>
        <table:table-row table:style-name="ro1">
          <table:table-cell table:style-name="ce10"/>
          <table:table-cell table:style-name="ce24" office:value-type="string">
            <text:p>M ROBERT</text:p>
          </table:table-cell>
          <table:table-cell table:style-name="ce24" office:value-type="string">
            <text:p>ECOI (lot 5)</text:p>
          </table:table-cell>
          <table:table-cell table:style-name="ce80" office:value-type="string">
            <text:p>0262 41 74 93</text:p>
          </table:table-cell>
          <table:table-cell table:style-name="ce87" office:value-type="string">
            <text:p>0262 41 74 93</text:p>
          </table:table-cell>
          <table:table-cell table:style-name="ce92" office:value-type="string">
            <text:p>0692 70 32 33</text:p>
          </table:table-cell>
          <table:table-cell table:style-name="ce99" office:value-type="string">
            <text:p>X</text:p>
          </table:table-cell>
          <table:table-cell table:style-name="ce105" office:value-type="string">
            <text:p>GSM :</text:p>
          </table:table-cell>
          <table:table-cell office:value-type="string">
            <text:p>M ROBERT</text:p>
          </table:table-cell>
          <table:table-cell table:number-columns-repeated="1015"/>
        </table:table-row>
        <table:table-row table:style-name="ro1">
          <table:table-cell table:style-name="ce11"/>
          <table:table-cell table:style-name="ce20" office:value-type="string">
            <text:p><text:s/></text:p>
          </table:table-cell>
          <table:table-cell table:style-name="ce20" table:number-columns-repeated="5"/>
          <table:table-cell table:number-columns-repeated="1017"/>
        </table:table-row>
        <table:table-row-group table:display="false">
          <table:table-row table:style-name="ro1" table:visibility="collapse">
            <table:table-cell table:style-name="ce12" office:value-type="float" office:value="1">
              <text:p>1</text:p>
            </table:table-cell>
            <table:table-cell table:style-name="ce25" office:value-type="string">
              <text:p>PREPARATION DU CHANTIER</text:p>
            </table:table-cell>
            <table:table-cell table:style-name="ce62" table:number-columns-repeated="4"/>
            <table:table-cell table:style-name="ce100"/>
            <table:table-cell table:number-columns-repeated="3"/>
            <table:table-cell table:style-name="ce20"/>
            <table:table-cell table:number-columns-repeated="1013"/>
          </table:table-row>
          <table:table-row table:style-name="ro1" table:visibility="collapse">
            <table:table-cell table:style-name="ce11" office:value-type="string">
              <text:p>1.1</text:p>
            </table:table-cell>
            <table:table-cell table:style-name="ce20" office:value-type="string">
              <text:p>DOCUMENTS A TRANSMETTRE AVANT LE DEBUT DU CHANTIER</text:p>
            </table:table-cell>
            <table:table-cell table:style-name="ce63"/>
            <table:table-cell table:style-name="ce20" table:number-columns-repeated="4"/>
            <table:table-cell table:number-columns-repeated="3"/>
            <table:table-cell table:style-name="ce20"/>
            <table:table-cell table:number-columns-repeated="1013"/>
          </table:table-row>
          <table:table-row table:style-name="ro8" table:visibility="collapse">
            <table:table-cell table:style-name="ce11"/>
            <table:table-cell table:style-name="ce26"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63"/>
            <table:covered-table-cell table:number-columns-repeated="4" table:style-name="ce20"/>
            <table:table-cell table:number-columns-repeated="3"/>
            <table:table-cell table:style-name="ce20"/>
            <table:table-cell table:number-columns-repeated="1013"/>
          </table:table-row>
          <table:table-row table:style-name="ro4" table:visibility="collapse">
            <table:table-cell table:style-name="ce11" office:value-type="string">
              <text:p>1.1.2</text:p>
            </table:table-cell>
            <table:table-cell table:style-name="ce27" office:value-type="string" table:number-columns-spanned="6" table:number-rows-spanned="1">
              <text:p>Attestations d'assurances civiles et décennale</text:p>
            </table:table-cell>
            <table:covered-table-cell table:style-name="ce55"/>
            <table:covered-table-cell table:style-name="ce81"/>
            <table:covered-table-cell table:style-name="ce55"/>
            <table:covered-table-cell table:number-columns-repeated="2" table:style-name="ce3"/>
            <table:table-cell/>
            <table:table-cell table:style-name="ce11"/>
            <table:table-cell table:number-columns-repeated="1015"/>
          </table:table-row>
          <table:table-row table:style-name="ro4" table:visibility="collapse">
            <table:table-cell table:style-name="ce13" office:value-type="string">
              <text:p>►</text:p>
            </table:table-cell>
            <table:table-cell table:style-name="ce28" office:value-type="string" table:number-columns-spanned="6" table:number-rows-spanned="1">
              <text:p>À transmettre au maître d’œuvre (Moe) : entreprise GRONDIN</text:p>
            </table:table-cell>
            <table:covered-table-cell table:style-name="ce64"/>
            <table:covered-table-cell table:style-name="ce82"/>
            <table:covered-table-cell table:style-name="ce64"/>
            <table:covered-table-cell table:number-columns-repeated="2" table:style-name="ce93"/>
            <table:table-cell table:style-name="ce55"/>
            <table:table-cell table:style-name="ce106"/>
            <table:table-cell table:style-name="ce55" table:number-columns-repeated="1015"/>
          </table:table-row>
          <table:table-row table:style-name="ro4" table:visibility="collapse">
            <table:table-cell table:style-name="ce11" office:value-type="string">
              <text:p>1.1.3</text:p>
            </table:table-cell>
            <table:table-cell table:style-name="ce27" office:value-type="string" table:number-columns-spanned="6" table:number-rows-spanned="1">
              <text:p>Fiches techniques / échantillons</text:p>
            </table:table-cell>
            <table:covered-table-cell table:style-name="ce55"/>
            <table:covered-table-cell table:style-name="ce81"/>
            <table:covered-table-cell table:style-name="ce55"/>
            <table:covered-table-cell table:number-columns-repeated="2" table:style-name="ce3"/>
            <table:table-cell/>
            <table:table-cell table:style-name="ce11"/>
            <table:table-cell table:number-columns-repeated="1015"/>
          </table:table-row>
          <table:table-row table:style-name="ro8" table:visibility="collapse">
            <table:table-cell table:style-name="ce13" office:value-type="string">
              <text:p>►</text:p>
            </table:table-cell>
            <table:table-cell table:style-name="ce28" office:value-type="string" table:number-columns-spanned="6" table:number-rows-spanned="1">
              <text:p>À transmettre au maître d’œuvre (Moe) en 2 ex : <text:s/>Fiches restantes &amp; notamment menuiseries : classement AEV : entreprise GRONDIN (PM : jalousie royale S60 jusqu'à A3 E7B VC5 ; merci de confirmer que les jalousies seront de classement minimal A3 E3 VA4 comme indiqué au CCTP)</text:p>
            </table:table-cell>
            <table:covered-table-cell table:style-name="ce65"/>
            <table:covered-table-cell table:style-name="ce66"/>
            <table:covered-table-cell table:style-name="ce65"/>
            <table:covered-table-cell table:number-columns-repeated="2" table:style-name="ce20"/>
            <table:table-cell/>
            <table:table-cell table:style-name="ce11"/>
            <table:table-cell table:number-columns-repeated="1015"/>
          </table:table-row>
          <table:table-row table:style-name="ro9" table:visibility="collapse">
            <table:table-cell table:style-name="ce13" office:value-type="string">
              <text:p>►</text:p>
            </table:table-cell>
            <table:table-cell table:style-name="ce28" office:value-type="string" table:number-columns-spanned="6" table:number-rows-spanned="1">
              <text:p>DERNIER RAPPEL – À transmettre au maître d’œuvre en 2 ex : entreprise ECOI : </text:p>
              <text:p>fiche technique luminaire TBTS de SDE</text:p>
            </table:table-cell>
            <table:covered-table-cell table:style-name="ce64"/>
            <table:covered-table-cell table:style-name="ce82"/>
            <table:covered-table-cell table:style-name="ce64"/>
            <table:covered-table-cell table:number-columns-repeated="2" table:style-name="ce93"/>
            <table:table-cell table:style-name="ce55"/>
            <table:table-cell table:style-name="ce106"/>
            <table:table-cell table:style-name="ce55" table:number-columns-repeated="1015"/>
          </table:table-row>
          <table:table-row table:style-name="ro4" table:visibility="collapse">
            <table:table-cell table:style-name="ce11" office:value-type="string">
              <text:p>1.6</text:p>
            </table:table-cell>
            <table:table-cell table:style-name="ce29" office:value-type="string" table:number-columns-spanned="6" table:number-rows-spanned="1">
              <text:p>EXE / PAC</text:p>
            </table:table-cell>
            <table:covered-table-cell table:style-name="ce55"/>
            <table:covered-table-cell table:style-name="ce81"/>
            <table:covered-table-cell table:style-name="ce55"/>
            <table:covered-table-cell table:number-columns-repeated="2" table:style-name="ce3"/>
            <table:table-cell/>
            <table:table-cell table:style-name="ce11"/>
            <table:table-cell table:number-columns-repeated="1015"/>
          </table:table-row>
          <table:table-row table:style-name="ro1" table:visibility="collapse">
            <table:table-cell table:style-name="ce11"/>
            <table:table-cell/>
            <table:table-cell table:style-name="ce55"/>
            <table:table-cell table:style-name="ce81"/>
            <table:table-cell table:style-name="ce55"/>
            <table:table-cell table:style-name="ce3" table:number-columns-repeated="2"/>
            <table:table-cell/>
            <table:table-cell table:style-name="ce11"/>
            <table:table-cell table:number-columns-repeated="1015"/>
          </table:table-row>
          <table:table-row table:style-name="ro10" table:visibility="collapse">
            <table:table-cell table:style-name="ce14" office:value-type="string">
              <text:p>►</text:p>
            </table:table-cell>
            <table:table-cell table:style-name="ce30"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55"/>
            <table:covered-table-cell table:style-name="ce81"/>
            <table:covered-table-cell table:style-name="ce55"/>
            <table:covered-table-cell table:number-columns-repeated="2" table:style-name="ce3"/>
            <table:table-cell/>
            <table:table-cell table:style-name="ce11"/>
            <table:table-cell table:number-columns-repeated="1015"/>
          </table:table-row>
          <table:table-row table:style-name="ro1" table:visibility="collapse">
            <table:table-cell table:style-name="ce11"/>
            <table:table-cell table:style-name="ce27"/>
            <table:table-cell table:style-name="ce55"/>
            <table:table-cell table:style-name="ce81"/>
            <table:table-cell table:style-name="ce55"/>
            <table:table-cell table:style-name="ce3" table:number-columns-repeated="2"/>
            <table:table-cell/>
            <table:table-cell table:style-name="ce11"/>
            <table:table-cell table:number-columns-repeated="1015"/>
          </table:table-row>
          <table:table-row table:style-name="ro4" table:visibility="collapse">
            <table:table-cell/>
            <table:table-cell table:style-name="ce27" office:value-type="string" table:number-columns-spanned="6" table:number-rows-spanned="1">
              <text:p>Menuiseries PVC &amp; ALU </text:p>
            </table:table-cell>
            <table:covered-table-cell table:style-name="ce55"/>
            <table:covered-table-cell table:style-name="ce81"/>
            <table:covered-table-cell table:style-name="ce55"/>
            <table:covered-table-cell table:number-columns-repeated="2" table:style-name="ce3"/>
            <table:table-cell/>
            <table:table-cell table:style-name="ce11"/>
            <table:table-cell table:number-columns-repeated="1015"/>
          </table:table-row>
          <table:table-row table:style-name="ro1" table:visibility="collapse">
            <table:table-cell table:style-name="ce14" office:value-type="string">
              <text:p>►</text:p>
            </table:table-cell>
            <table:table-cell table:style-name="ce31" office:value-type="string">
              <text:p>DENIER RAPPEL <text:s/>– plans d'atelier (PAC) à transmettre : entreprise GRONDIN</text:p>
            </table:table-cell>
            <table:table-cell table:style-name="ce66"/>
            <table:table-cell table:style-name="ce20"/>
            <table:table-cell table:style-name="ce88"/>
            <table:table-cell table:style-name="ce20" table:number-columns-repeated="2"/>
            <table:table-cell table:number-columns-repeated="1017"/>
          </table:table-row>
        </table:table-row-group>
        <table:table-row table:style-name="ro1">
          <table:table-cell table:style-name="ce11" office:value-type="string">
            <text:p>1</text:p>
          </table:table-cell>
          <table:table-cell table:style-name="ce25" office:value-type="string">
            <text:p>AVANCEMENT DU CHANTIER</text:p>
          </table:table-cell>
          <table:table-cell table:style-name="ce67"/>
          <table:table-cell table:style-name="ce62" table:number-columns-repeated="3"/>
          <table:table-cell table:style-name="ce100"/>
          <table:table-cell/>
          <table:table-cell table:style-name="ce15"/>
          <table:table-cell table:number-columns-repeated="1015"/>
        </table:table-row>
        <table:table-row table:style-name="ro9">
          <table:table-cell table:style-name="ce11"/>
          <table:table-cell table:style-name="ce32" office:value-type="string" table:number-columns-spanned="6" table:number-rows-spanned="1">
            <text:p>gros œuvre : maison 24 : cloison en pierre de 10 entre séjour et SDE : en cours (reste combler résa PB, reprendre arase haute murs en pierre de 10, et dés béton à reprendre), </text:p>
          </table:table-cell>
          <table:covered-table-cell table:style-name="ce67"/>
          <table:covered-table-cell table:number-columns-repeated="3" table:style-name="ce62"/>
          <table:covered-table-cell table:style-name="ce100"/>
          <table:table-cell/>
          <table:table-cell table:style-name="ce15"/>
          <table:table-cell table:number-columns-repeated="1015"/>
        </table:table-row>
        <table:table-row table:style-name="ro9">
          <table:table-cell table:style-name="ce11"/>
          <table:table-cell table:style-name="ce32" office:value-type="string" table:number-columns-spanned="6" table:number-rows-spanned="1">
            <text:p>plaques de plâtre : maison 24 : bandes sur faux-plafonds en cours: reste parties de cloisons à réaliser : pourtour SDE au-dessus de 225cm, au droit des cloisons en pierre de 10</text:p>
          </table:table-cell>
          <table:covered-table-cell table:style-name="ce67"/>
          <table:covered-table-cell table:number-columns-repeated="3" table:style-name="ce62"/>
          <table:covered-table-cell table:style-name="ce100"/>
          <table:table-cell/>
          <table:table-cell table:style-name="ce15"/>
          <table:table-cell table:number-columns-repeated="1015"/>
        </table:table-row>
        <table:table-row table:style-name="ro4">
          <table:table-cell table:style-name="ce11"/>
          <table:table-cell table:style-name="ce32" office:value-type="string" table:number-columns-spanned="6" table:number-rows-spanned="1">
            <text:p>menuiseries bois : logement 24 : portes fenêtres &amp; fenêtres en cours de pose</text:p>
          </table:table-cell>
          <table:covered-table-cell table:style-name="ce67"/>
          <table:covered-table-cell table:number-columns-repeated="3" table:style-name="ce62"/>
          <table:covered-table-cell table:style-name="ce100"/>
          <table:table-cell/>
          <table:table-cell table:style-name="ce15"/>
          <table:table-cell table:number-columns-repeated="1015"/>
        </table:table-row>
        <table:table-row table:style-name="ro9">
          <table:table-cell table:style-name="ce11"/>
          <table:table-cell table:style-name="ce32" office:value-type="string" table:number-columns-spanned="6" table:number-rows-spanned="1">
            <text:p>électricité : maison 24 : réseaux en goulottes en cours , <text:span text:style-name="T1">pose des appareillages dès que les </text:span><text:span text:style-name="T1">locaux pourront être fermés : à priori dès le vendredi 13/06/14, soit demain (existant)</text:span></text:p>
          </table:table-cell>
          <table:covered-table-cell table:style-name="ce67"/>
          <table:covered-table-cell table:number-columns-repeated="3" table:style-name="ce62"/>
          <table:covered-table-cell table:style-name="ce100"/>
          <table:table-cell/>
          <table:table-cell table:style-name="ce15"/>
          <table:table-cell table:number-columns-repeated="1015"/>
        </table:table-row>
        <table:table-row table:style-name="ro1">
          <table:table-cell table:style-name="ce11"/>
          <table:table-cell table:style-name="ce32" table:number-columns-spanned="6" table:number-rows-spanned="1"/>
          <table:covered-table-cell table:style-name="ce67"/>
          <table:covered-table-cell table:number-columns-repeated="3" table:style-name="ce62"/>
          <table:covered-table-cell table:style-name="ce100"/>
          <table:table-cell/>
          <table:table-cell table:style-name="ce15"/>
          <table:table-cell table:number-columns-repeated="1015"/>
        </table:table-row>
        <table:table-row-group>
          <table:table-row table:style-name="ro1">
            <table:table-cell table:style-name="ce11" office:value-type="string">
              <text:p>2</text:p>
            </table:table-cell>
            <table:table-cell table:style-name="ce25" office:value-type="string">
              <text:p>REMARQUES</text:p>
            </table:table-cell>
            <table:table-cell table:style-name="ce67"/>
            <table:table-cell table:style-name="ce62" table:number-columns-repeated="3"/>
            <table:table-cell table:style-name="ce100"/>
            <table:table-cell/>
            <table:table-cell table:style-name="ce15"/>
            <table:table-cell table:number-columns-repeated="1015"/>
          </table:table-row>
        </table:table-row-group>
        <table:table-row table:style-name="ro1">
          <table:table-cell/>
          <table:table-cell table:style-name="ce33" office:value-type="string">
            <text:p>GROS OEUVRE : effectif sur site = 4</text:p>
          </table:table-cell>
          <table:table-cell table:number-columns-repeated="1022"/>
        </table:table-row>
        <table:table-row table:style-name="ro8">
          <table:table-cell table:style-name="ce14" office:value-type="string">
            <text:p>►</text:p>
          </table:table-cell>
          <table:table-cell table:style-name="ce28" office:value-type="string" table:number-columns-spanned="6" table:number-rows-spanned="1">
            <text:p>RAPPEL (depuis 13/03/14) : traitement antitermites : toujours à réaliser sur logements 24 à 30 &amp; transmettre fiches d'autocontrôle &amp; ensemble des documents (FT, attestations fournisseurs certification CTBA+ si produit différent de ce qui était prévu précédemment, etc....)! </text:p>
          </table:table-cell>
          <table:covered-table-cell table:number-columns-repeated="5" table:style-name="ce68"/>
          <table:table-cell table:number-columns-repeated="1017"/>
        </table:table-row>
        <table:table-row table:style-name="ro4">
          <table:table-cell table:style-name="ce14"/>
          <table:table-cell table:style-name="ce34" office:value-type="string" table:number-columns-spanned="6" table:number-rows-spanned="1">
            <text:p>PM : était annoncé pour cette semaine...</text:p>
          </table:table-cell>
          <table:covered-table-cell table:number-columns-repeated="5" table:style-name="ce68"/>
          <table:table-cell table:number-columns-repeated="1017"/>
        </table:table-row>
        <table:table-row table:style-name="ro9">
          <table:table-cell table:style-name="ce14"/>
          <table:table-cell table:style-name="ce32" office:value-type="string" table:number-columns-spanned="6" table:number-rows-spanned="1">
            <text:p>Logement 24 : RSO dalle BA : dés béton à reprendre (h 13cm mini) avant intervention étancheur : cf. marques à la craie</text:p>
          </table:table-cell>
          <table:covered-table-cell table:number-columns-repeated="5" table:style-name="ce68"/>
          <table:table-cell table:number-columns-repeated="1017"/>
        </table:table-row>
        <table:table-row table:style-name="ro10">
          <table:table-cell table:style-name="ce14"/>
          <table:table-cell table:style-name="ce34" office:value-type="string" table:number-columns-spanned="6" table:number-rows-spanned="1">
            <text:p>PM : Chape sur dalle de compression à la charge du carreleur. Dégagement entre séjour et coursive : le sol fini à réaliser doit être parfaitement au même niveau que le sol existant de séjour, et doit présenter un seuil de 20 mm <text:span text:style-name="T2">maximum</text:span><text:span text:style-name="T3"> avec</text:span><text:span text:style-name="T4"> le sol de la coursive </text:span><text:span text:style-name="T4">(l'intérieur étant au-dessus de l'extérieur). Sol fini SDE : avec pente 3%, et seuil de 20 mm </text:span><text:span text:style-name="T2">maximum</text:span><text:span text:style-name="T4"> (la SDE étant </text:span><text:span text:style-name="T2">au-dessous</text:span><text:span text:style-name="T4"> du dégagement)</text:span></text:p>
          </table:table-cell>
          <table:covered-table-cell table:number-columns-repeated="5" table:style-name="ce68"/>
          <table:table-cell table:number-columns-repeated="1017"/>
        </table:table-row>
        <table:table-row table:style-name="ro9">
          <table:table-cell table:style-name="ce14"/>
          <table:table-cell table:style-name="ce32" office:value-type="string" table:number-columns-spanned="6" table:number-rows-spanned="1">
            <text:p>Logement 24 : mur sur coursive entre extension et existant : reprise arase haute : réalisée : OK</text:p>
          </table:table-cell>
          <table:covered-table-cell table:number-columns-repeated="5" table:style-name="ce68"/>
          <table:table-cell table:number-columns-repeated="1017"/>
        </table:table-row>
        <table:table-row table:style-name="ro9">
          <table:table-cell table:style-name="ce14"/>
          <table:table-cell table:style-name="ce34" office:value-type="string" table:number-columns-spanned="6" table:number-rows-spanned="1">
            <text:p>PM : Alimentation en eau et électricité : les compteurs restent au nom de la SEDRE qui retiendra les montant des situations de l'entreprise attributaire du lot 1</text:p>
          </table:table-cell>
          <table:covered-table-cell table:number-columns-repeated="5" table:style-name="ce68"/>
          <table:table-cell table:number-columns-repeated="1017"/>
        </table:table-row>
        <table:table-row table:style-name="ro1">
          <table:table-cell/>
          <table:table-cell table:style-name="ce35" office:value-type="string">
            <text:p>CHARPENTE METALLIQUE</text:p>
          </table:table-cell>
          <table:table-cell table:number-columns-repeated="1022"/>
        </table:table-row>
        <table:table-row table:style-name="ro4">
          <table:table-cell table:style-name="ce14" office:value-type="string">
            <text:p>►</text:p>
          </table:table-cell>
          <table:table-cell table:style-name="ce32" office:value-type="string" table:number-columns-spanned="6" table:number-rows-spanned="1">
            <text:p>RAS</text:p>
          </table:table-cell>
          <table:covered-table-cell table:number-columns-repeated="5"/>
          <table:table-cell table:number-columns-repeated="1017"/>
        </table:table-row>
        <table:table-row table:style-name="ro1">
          <table:table-cell/>
          <table:table-cell table:style-name="ce33" office:value-type="string">
            <text:p>COUVERTURE &amp; BARDAGE</text:p>
          </table:table-cell>
          <table:table-cell table:number-columns-repeated="1022"/>
        </table:table-row>
        <table:table-row table:style-name="ro4">
          <table:table-cell/>
          <table:table-cell table:style-name="ce32" office:value-type="string" table:number-columns-spanned="6" table:number-rows-spanned="1">
            <text:p>RAPPEL (depuis 10/04/14) – logement 22 – cuisine : rayures sur bardage : à reprendre !</text:p>
          </table:table-cell>
          <table:covered-table-cell table:number-columns-repeated="5" table:style-name="ce69"/>
          <table:table-cell table:number-columns-repeated="1017"/>
        </table:table-row>
        <table:table-row table:style-name="ro9">
          <table:table-cell table:style-name="ce14" office:value-type="string">
            <text:p>►</text:p>
          </table:table-cell>
          <table:table-cell table:style-name="ce32" office:value-type="string" table:number-columns-spanned="6" table:number-rows-spanned="1">
            <text:p>RAPPEL (depuis 13/03/14) - logement 22 : larmiers en zinc à poser en sous-face des linteaux de jalousies de la chambre !</text:p>
          </table:table-cell>
          <table:covered-table-cell table:number-columns-repeated="5" table:style-name="ce69"/>
          <table:table-cell table:number-columns-repeated="1017"/>
        </table:table-row>
        <table:table-row table:style-name="ro8">
          <table:table-cell table:style-name="ce14" office:value-type="string">
            <text:p>►</text:p>
          </table:table-cell>
          <table:table-cell table:style-name="ce28" office:value-type="string" table:number-columns-spanned="6" table:number-rows-spanned="1">
            <text:p>RAPPEL (depuis 13/03/14) : <text:s/>Tous logements : pose des crochets de sécurité sur les toitures à prévoir : réaliser <text:span text:style-name="T2">préalablement</text:span> un plan de pose a soumettre au Moe et au CT pour validation. Des autocontrôles seront a produire pour la pose de ces points de fixations : plan de pose en préalable à transmettre au MOe</text:p>
          </table:table-cell>
          <table:covered-table-cell table:number-columns-repeated="5" table:style-name="ce69"/>
          <table:table-cell table:number-columns-repeated="1017"/>
        </table:table-row>
        <table:table-row table:style-name="ro1">
          <table:table-cell/>
          <table:table-cell table:style-name="ce35" office:value-type="string">
            <text:p>PLAQUES DE PLÂTRE</text:p>
          </table:table-cell>
          <table:table-cell table:number-columns-repeated="1022"/>
        </table:table-row>
        <table:table-row-group table:display="false">
          <table:table-row table:style-name="ro4" table:visibility="collapse">
            <table:table-cell table:style-name="ce14" office:value-type="string">
              <text:p>►</text:p>
            </table:table-cell>
            <table:table-cell table:style-name="ce34" office:value-type="string" table:number-columns-spanned="6" table:number-rows-spanned="1">
              <text:p>logement 22 : chambre 1 : trous à proximité de l'interrupteur de luminaire : rébouché</text:p>
            </table:table-cell>
            <table:covered-table-cell table:number-columns-repeated="5"/>
            <table:table-cell table:number-columns-repeated="1017"/>
          </table:table-row>
        </table:table-row-group>
        <table:table-row table:style-name="ro11">
          <table:table-cell table:style-name="ce14" office:value-type="string">
            <text:p>►</text:p>
          </table:table-cell>
          <table:table-cell table:style-name="ce32" office:value-type="string" table:number-columns-spanned="6" table:number-rows-spanned="1">
            <text:p>Travaux de réfection de cloison entre chambre sur rue et séjour : réalisé. Rappel : transmettre devis. Finition entre arête supérieure des plaques de plâtre et existant : assurer une finition impeccable de la plaque de plâtre.</text:p>
          </table:table-cell>
          <table:covered-table-cell table:number-columns-repeated="5"/>
          <table:table-cell table:number-columns-repeated="1017"/>
        </table:table-row>
        <table:table-row table:style-name="ro1">
          <table:table-cell/>
          <table:table-cell table:style-name="ce33" office:value-type="string">
            <text:p>MENUISERIES BOIS </text:p>
          </table:table-cell>
          <table:table-cell table:number-columns-repeated="1022"/>
        </table:table-row>
        <table:table-row table:style-name="ro9">
          <table:table-cell/>
          <table:table-cell table:style-name="ce32" office:value-type="string" table:number-columns-spanned="6" table:number-rows-spanned="1">
            <text:p>logement 24 : existant : fenêtres et portes fenêtres : pose en cours : semble OK</text:p>
            <text:p><text:s text:c="3"/>PM : pas de PAC transmis</text:p>
          </table:table-cell>
          <table:covered-table-cell table:number-columns-repeated="5"/>
          <table:table-cell table:number-columns-repeated="1017"/>
        </table:table-row>
        <table:table-row table:style-name="ro4">
          <table:table-cell/>
          <table:table-cell table:style-name="ce34" office:value-type="string" table:number-columns-spanned="6" table:number-rows-spanned="1">
            <text:p>PM : Fenêtres et portes-fenêtres bois : prévoir communication des PAC</text:p>
          </table:table-cell>
          <table:covered-table-cell table:number-columns-repeated="5"/>
          <table:table-cell table:number-columns-repeated="1017"/>
        </table:table-row>
        <table:table-row table:style-name="ro1">
          <table:table-cell/>
          <table:table-cell table:style-name="ce33" office:value-type="string">
            <text:p>MENUISERIES PVC &amp; ALU </text:p>
          </table:table-cell>
          <table:table-cell table:number-columns-repeated="1022"/>
        </table:table-row>
        <table:table-row table:style-name="ro4">
          <table:table-cell table:style-name="ce14" office:value-type="string">
            <text:p>►</text:p>
          </table:table-cell>
          <table:table-cell table:style-name="ce32" office:value-type="string" table:number-columns-spanned="6" table:number-rows-spanned="1">
            <text:p>RAPPEL (depuis 29/08/13 !) : fourniture PAC &amp; classement menuiseries (AEV)</text:p>
          </table:table-cell>
          <table:covered-table-cell table:number-columns-repeated="5"/>
          <table:table-cell table:number-columns-repeated="1017"/>
        </table:table-row>
        <table:table-row table:style-name="ro11">
          <table:table-cell table:style-name="ce14"/>
          <table:table-cell table:style-name="ce32" office:value-type="string" table:number-columns-spanned="6" table:number-rows-spanned="1">
            <text:p>logement 24 : jalousies : pose initialement planifiée mardi 10/06/2014, repoussée du fait de la rupture des assises maçonnées lors du perçage. Attention à l'accessibilité des commandes. Stockage sur site des menuiseries à poser sans protections déconseillé (risque de rayures).</text:p>
          </table:table-cell>
          <table:covered-table-cell table:number-columns-repeated="5"/>
          <table:table-cell table:number-columns-repeated="1017"/>
        </table:table-row>
        <table:table-row table:style-name="ro1">
          <table:table-cell table:style-name="ce14"/>
          <table:table-cell table:style-name="ce33" office:value-type="string">
            <text:p>MENUISERIES METALLIQUE</text:p>
          </table:table-cell>
          <table:table-cell table:number-columns-repeated="1022"/>
        </table:table-row>
        <table:table-row table:style-name="ro11">
          <table:table-cell table:style-name="ce14" office:value-type="string">
            <text:p>►</text:p>
          </table:table-cell>
          <table:table-cell table:style-name="ce32" office:value-type="string" table:number-columns-spanned="6" table:number-rows-spanned="1">
            <text:p>RAPPEL (depuis 10/04/2014) : logement 22 : fourniture et pose de portail battant : reste à prévoir : chanfrein sur plaque de remplissage, &amp; modifier portail au niveau de la béquille extérieure (risque de pincement au niveau de la béquille ext.). </text:p>
          </table:table-cell>
          <table:covered-table-cell table:number-columns-repeated="5"/>
          <table:table-cell table:number-columns-repeated="1017"/>
        </table:table-row>
        <table:table-row table:style-name="ro11">
          <table:table-cell table:style-name="ce14"/>
          <table:table-cell table:style-name="ce36" office:value-type="string" table:number-columns-spanned="6" table:number-rows-spanned="1">
            <text:p>PM : Fourniture et pose des grilles et gardes-corps : éléments provisoires mis en place : déposés &amp; cassés par locataire, qui est en train de réaliser une extension de son logement côté cour (avec quels matériaux?)</text:p>
          </table:table-cell>
          <table:covered-table-cell table:number-columns-repeated="5"/>
          <table:table-cell table:number-columns-repeated="1017"/>
        </table:table-row>
        <table:table-row-group table:display="false">
          <table:table-row table:style-name="ro4" table:visibility="collapse">
            <table:table-cell/>
            <table:table-cell table:style-name="ce30" office:value-type="string" table:number-columns-spanned="6" table:number-rows-spanned="1">
              <text:p>REVETEMENTS DURS</text:p>
            </table:table-cell>
            <table:covered-table-cell table:number-columns-repeated="5" table:style-name="ce69"/>
            <table:table-cell table:number-columns-repeated="1017"/>
          </table:table-row>
          <table:table-row table:style-name="ro4" table:visibility="collapse">
            <table:table-cell table:style-name="ce14"/>
            <table:table-cell table:style-name="ce34" office:value-type="string" table:number-columns-spanned="6" table:number-rows-spanned="1">
              <text:p>RAS</text:p>
            </table:table-cell>
            <table:covered-table-cell table:number-columns-repeated="5" table:style-name="ce69"/>
            <table:table-cell table:number-columns-repeated="1017"/>
          </table:table-row>
          <table:table-row table:style-name="ro4" table:visibility="collapse">
            <table:table-cell/>
            <table:table-cell table:style-name="ce30" office:value-type="string">
              <text:p>PLOMBERIE </text:p>
            </table:table-cell>
            <table:table-cell table:number-columns-repeated="1022"/>
          </table:table-row>
          <table:table-row table:style-name="ro4" table:visibility="collapse">
            <table:table-cell/>
            <table:table-cell table:style-name="ce34" office:value-type="string" table:number-columns-spanned="6" table:number-rows-spanned="1">
              <text:p>RAS</text:p>
            </table:table-cell>
            <table:covered-table-cell table:number-columns-repeated="5"/>
            <table:table-cell table:number-columns-repeated="1017"/>
          </table:table-row>
        </table:table-row-group>
        <table:table-row table:style-name="ro4">
          <table:table-cell/>
          <table:table-cell table:style-name="ce30" office:value-type="string">
            <text:p>ELECTRICITE</text:p>
          </table:table-cell>
          <table:table-cell table:number-columns-repeated="1022"/>
        </table:table-row>
        <table:table-row table:style-name="ro8">
          <table:table-cell table:style-name="ce14" office:value-type="string">
            <text:p>►</text:p>
          </table:table-cell>
          <table:table-cell table:style-name="ce32" office:value-type="string" table:number-columns-spanned="6" table:number-rows-spanned="1">
            <text:p>Logement 22 : SDE : luminaire TBTS : toujours pas de confirmation du classement TBTS, mais de classe III d’après fiche transmise. Merci de se renseigner sur l'équivalence éventuelle de ces classements. Luminaire à moins de 2,25m du sol : d’après relevés effectués &amp; précisions contrôleur technique, ce luminaire serait dans volume 2 : non-conformité.</text:p>
          </table:table-cell>
          <table:covered-table-cell table:number-columns-repeated="5"/>
          <table:table-cell table:number-columns-repeated="1017"/>
        </table:table-row>
        <table:table-row-group table:display="false">
          <table:table-row table:style-name="ro9" table:visibility="collapse">
            <table:table-cell table:style-name="ce14"/>
            <table:table-cell table:style-name="ce37" office:value-type="string" table:number-columns-spanned="6" table:number-rows-spanned="1">
              <text:p><text:s/>Nouvelle fiche transmise ce jour par entreprise : toujours aucune indication sur classement TBTS.</text:p>
            </table:table-cell>
            <table:covered-table-cell table:number-columns-repeated="5"/>
            <table:table-cell table:number-columns-repeated="1017"/>
          </table:table-row>
        </table:table-row-group>
        <table:table-row table:style-name="ro1">
          <table:table-cell table:style-name="ce14"/>
          <table:table-cell table:style-name="ce35" office:value-type="string">
            <text:p>PEINTURE ETANCHEITE</text:p>
          </table:table-cell>
          <table:table-cell table:number-columns-repeated="1022"/>
        </table:table-row>
        <table:table-row table:style-name="ro9">
          <table:table-cell/>
          <table:table-cell table:style-name="ce32" office:value-type="string" table:number-columns-spanned="6" table:number-rows-spanned="1">
            <text:p>Rappel (28/05/14) Logements 24 à 30 : primaire d'impression réalisé : taches sur bardage : à nettoyer</text:p>
          </table:table-cell>
          <table:covered-table-cell table:number-columns-repeated="2"/>
          <table:covered-table-cell table:number-columns-repeated="3" table:style-name="ce50"/>
          <table:table-cell table:number-columns-repeated="1017"/>
        </table:table-row>
        <table:table-row table:style-name="ro12">
          <table:table-cell/>
          <table:table-cell table:style-name="ce38" office:value-type="string" table:number-columns-spanned="6" table:number-rows-spanned="1">
            <text:p>Rappel (28/05/14) Logements 22 à 30 : etanchéité des couvertures : indiquer date d'intervention</text:p>
          </table:table-cell>
          <table:covered-table-cell table:number-columns-repeated="2"/>
          <table:covered-table-cell table:number-columns-repeated="3" table:style-name="ce50"/>
          <table:table-cell table:number-columns-repeated="1017"/>
        </table:table-row>
        <table:table-row table:style-name="ro12">
          <table:table-cell/>
          <table:table-cell table:style-name="ce38" office:value-type="string" table:number-columns-spanned="6" table:number-rows-spanned="1">
            <text:p>Logement 24 : SDE : SEL et SPEC intervention à décaler pour début de semaine du 10 au 16/06 apres reprise des enduits et des dés béton en SDE, en coordination avec CE2J</text:p>
          </table:table-cell>
          <table:covered-table-cell table:number-columns-repeated="2"/>
          <table:covered-table-cell table:number-columns-repeated="3" table:style-name="ce50"/>
          <table:table-cell table:number-columns-repeated="1017"/>
        </table:table-row>
        <table:table-row-group table:display="false">
          <table:table-row table:style-name="ro1" table:visibility="collapse">
            <table:table-cell/>
            <table:table-cell table:style-name="ce38" table:number-columns-spanned="6" table:number-rows-spanned="1"/>
            <table:covered-table-cell table:number-columns-repeated="2"/>
            <table:covered-table-cell table:number-columns-repeated="3" table:style-name="ce50"/>
            <table:table-cell table:number-columns-repeated="1017"/>
          </table:table-row>
          <table:table-row table:style-name="ro1" table:visibility="collapse">
            <table:table-cell/>
            <table:table-cell table:style-name="ce38" table:number-columns-spanned="6" table:number-rows-spanned="1"/>
            <table:covered-table-cell table:number-columns-repeated="2"/>
            <table:covered-table-cell table:number-columns-repeated="3" table:style-name="ce50"/>
            <table:table-cell table:number-columns-repeated="1017"/>
          </table:table-row>
        </table:table-row-group>
        <table:table-row table:style-name="ro1">
          <table:table-cell/>
          <table:table-cell table:style-name="ce27"/>
          <table:table-cell table:number-columns-repeated="1022"/>
        </table:table-row>
        <table:table-row table:style-name="ro1">
          <table:table-cell table:style-name="ce11" office:value-type="string">
            <text:p>3</text:p>
          </table:table-cell>
          <table:table-cell table:style-name="ce39" office:value-type="string">
            <text:p>PLANNING DE SEMAINE PROCHAINE : doit être fait pour prochaine réunion de chantier</text:p>
          </table:table-cell>
          <table:table-cell table:style-name="ce70" table:number-columns-repeated="4"/>
          <table:table-cell table:style-name="ce101"/>
          <table:table-cell table:number-columns-repeated="1017"/>
        </table:table-row>
        <table:table-row table:style-name="ro13">
          <table:table-cell/>
          <table:table-cell table:style-name="ce40" office:value-type="string" table:number-columns-spanned="6" table:number-rows-spanned="1">
            <text:p><text:span text:style-name="T5">→</text:span><text:span text:style-name="T6"> </text:span><text:span text:style-name="T6">(rappel)</text:span><text:span text:style-name="T5"> </text:span><text:span text:style-name="T6">Ent. ECOI: mise en place d'une alimentation de chantier (en VS de logement 24),</text:span></text:p>
          </table:table-cell>
          <table:covered-table-cell table:number-columns-repeated="5"/>
          <table:table-cell table:number-columns-repeated="1017"/>
        </table:table-row>
        <table:table-row table:style-name="ro14">
          <table:table-cell/>
          <table:table-cell table:style-name="ce40" office:value-type="string" table:number-columns-spanned="6" table:number-rows-spanned="1">
            <text:p>→ (rappel) Ent. Grondin : remise des fiches d'autocotrôles précédemment demandées,</text:p>
          </table:table-cell>
          <table:covered-table-cell table:number-columns-repeated="5"/>
          <table:table-cell table:number-columns-repeated="1017"/>
        </table:table-row>
        <table:table-row table:style-name="ro14">
          <table:table-cell table:style-name="ce13"/>
          <table:table-cell table:style-name="ce40" office:value-type="string" table:number-columns-spanned="6" table:number-rows-spanned="1">
            <text:p>→ (rappel) Ent. Grondin : planning de fournitures des FT et PAC &amp; classement AEV),</text:p>
          </table:table-cell>
          <table:covered-table-cell table:number-columns-repeated="5"/>
          <table:table-cell table:number-columns-repeated="1017"/>
        </table:table-row>
        <table:table-row table:style-name="ro14">
          <table:table-cell table:style-name="ce13"/>
          <table:table-cell table:style-name="ce40" office:value-type="string" table:number-columns-spanned="6" table:number-rows-spanned="1">
            <text:p>→ (rappel) Ent. Grondin : planning de fourniture des menuiseries (bois &amp; aluminium),</text:p>
          </table:table-cell>
          <table:covered-table-cell table:number-columns-repeated="5"/>
          <table:table-cell table:number-columns-repeated="1017"/>
        </table:table-row>
        <table:table-row table:style-name="ro12">
          <table:table-cell table:style-name="ce13"/>
          <table:table-cell table:style-name="ce40" office:value-type="string" table:number-columns-spanned="6" table:number-rows-spanned="1">
            <text:p>→ (rappel) Ent. Grondin : réalisation des ouvrages de serrurerie hors logement 22 (transmettre PAC <text:span text:style-name="T2">avant </text:span><text:span text:style-name="T4">mise en oeuvre)</text:span></text:p>
          </table:table-cell>
          <table:covered-table-cell table:number-columns-repeated="5"/>
          <table:table-cell table:number-columns-repeated="1017"/>
        </table:table-row>
        <table:table-row table:style-name="ro14">
          <table:table-cell table:style-name="ce13"/>
          <table:table-cell table:style-name="ce41" office:value-type="string">
            <text:p>Logement 24 <text:s/></text:p>
          </table:table-cell>
          <table:table-cell table:number-columns-repeated="1022"/>
        </table:table-row>
        <table:table-row table:style-name="ro15">
          <table:table-cell table:style-name="ce13"/>
          <table:table-cell table:style-name="ce42" office:value-type="string" table:number-columns-spanned="6" table:number-rows-spanned="1">
            <text:p><text:span text:style-name="T6">→ </text:span><text:span text:style-name="T6">(rappel ) Ent. GRONDIN/CE2J : </text:span><text:span text:style-name="T7">vider la cuisine du logement 24 pour permettre la </text:span><text:span text:style-name="T7">poursuite des travaux par les autres corps d'état : demandé depuis 3 semaines. A faire </text:span><text:span text:style-name="T7">le <text:s/>vendredi 13/06 : en priorité</text:span></text:p>
          </table:table-cell>
          <table:covered-table-cell table:number-columns-repeated="5"/>
          <table:table-cell table:number-columns-repeated="1017"/>
        </table:table-row>
        <table:table-row table:style-name="ro12">
          <table:table-cell table:style-name="ce13"/>
          <table:table-cell table:style-name="ce42" office:value-type="string" table:number-columns-spanned="6" table:number-rows-spanned="1">
            <text:p>→ (rappel ) Ent. GRONDIN/CE2J : recommencer les dés béton en SDE et réaliser ceux de cuisine le 13/06 : en priorité</text:p>
          </table:table-cell>
          <table:covered-table-cell table:number-columns-repeated="5"/>
          <table:table-cell table:number-columns-repeated="1017"/>
        </table:table-row>
        <table:table-row table:style-name="ro12">
          <table:table-cell table:style-name="ce13"/>
          <table:table-cell table:style-name="ce42" office:value-type="string" table:number-columns-spanned="6" table:number-rows-spanned="1">
            <text:p>→ (rappel ) Ent. GRONDIN/CE2J : nettoyer la dalle BA pour permettre l'intervention de l'étancheur le 13/06<text:span text:style-name="T7"> : en priorité</text:span></text:p>
          </table:table-cell>
          <table:covered-table-cell table:number-columns-repeated="5"/>
          <table:table-cell table:number-columns-repeated="1017"/>
        </table:table-row>
        <table:table-row table:style-name="ro15">
          <table:table-cell table:style-name="ce13"/>
          <table:table-cell table:style-name="ce42" office:value-type="string" table:number-columns-spanned="6" table:number-rows-spanned="1">
            <text:p>→ (rappel ) Ent. GRONDIN/CE2J : reprendre les assises de menuiseries alu pour permettre la pose des menuiseries (approvisionnées). <text:span text:style-name="T7">A faire le <text:s/>vendredi 13/06 : en </text:span><text:span text:style-name="T7">priorité</text:span></text:p>
          </table:table-cell>
          <table:covered-table-cell table:number-columns-repeated="5"/>
          <table:table-cell table:number-columns-repeated="1017"/>
        </table:table-row>
        <table:table-row table:style-name="ro12">
          <table:table-cell table:style-name="ce13"/>
          <table:table-cell table:style-name="ce42" office:value-type="string" table:number-columns-spanned="6" table:number-rows-spanned="1">
            <text:p>→ (rappel ) Ent. GRONDIN : pose des menuiseries aluminium et des menuiseries exterieures le 16/06 : en priorité</text:p>
          </table:table-cell>
          <table:covered-table-cell table:number-columns-repeated="5"/>
          <table:table-cell table:number-columns-repeated="1017"/>
        </table:table-row>
        <table:table-row table:style-name="ro9">
          <table:table-cell table:style-name="ce13"/>
          <table:table-cell table:style-name="ce37" office:value-type="string" table:number-columns-spanned="6" table:number-rows-spanned="1">
            <text:p>PM : ne pas oublier lors de la pose des menuiseries, de raccorder à la masse les huisseries (attente spécifique) : de manière invisible et non pas en façade</text:p>
          </table:table-cell>
          <table:covered-table-cell table:number-columns-repeated="5"/>
          <table:table-cell table:number-columns-repeated="1017"/>
        </table:table-row>
        <table:table-row table:style-name="ro12">
          <table:table-cell table:style-name="ce13"/>
          <table:table-cell table:style-name="ce40" office:value-type="string" table:number-columns-spanned="6" table:number-rows-spanned="1">
            <text:p>→ (rappel) <text:span text:style-name="T7">Ent. CE2J complete les travaux de plaques de plâtre et enduits sur cloisons en </text:span><text:span text:style-name="T7">blocs US (SDE): jusqu'à lundi 16/06</text:span></text:p>
          </table:table-cell>
          <table:covered-table-cell table:number-columns-repeated="5"/>
          <table:table-cell table:number-columns-repeated="1017"/>
        </table:table-row>
        <table:table-row table:style-name="ro12">
          <table:table-cell table:style-name="ce13"/>
          <table:table-cell table:style-name="ce38" office:value-type="string" table:number-columns-spanned="6" table:number-rows-spanned="1">
            <text:p>→ <text:s/>Ent. GRONDIN/CE2J : planifier réalisation de la charpente et platelage bois de chéneau de couverture coursive : à entamer durant semaine du 16 au 20</text:p>
          </table:table-cell>
          <table:covered-table-cell table:number-columns-repeated="5"/>
          <table:table-cell table:number-columns-repeated="1017"/>
        </table:table-row>
        <table:table-row table:style-name="ro16">
          <table:table-cell table:style-name="ce13"/>
          <table:table-cell table:style-name="ce38" office:value-type="string" table:number-columns-spanned="6" table:number-rows-spanned="1">
            <text:p><text:span text:style-name="T8">→ </text:span><text:span text:style-name="T9">Ent. ECOI intervient pour finalisation de ses réseaux &amp; mise en place de leurs </text:span><text:span text:style-name="T9">equipements encastrés &amp; en goulottes le 05/06; pose des appareillages impossible tant que </text:span><text:span text:style-name="T9">les locaux ne sont pas clos; pose à priori possible à partir de mercredi 11/06 (cf. </text:span><text:span text:style-name="T9">Avancement de MM. Grondin &amp; Diomat)</text:span></text:p>
          </table:table-cell>
          <table:covered-table-cell table:number-columns-repeated="5"/>
          <table:table-cell table:number-columns-repeated="1017"/>
        </table:table-row>
        <table:table-row table:style-name="ro15">
          <table:table-cell/>
          <table:table-cell table:style-name="ce38" office:value-type="string" table:number-columns-spanned="6" table:number-rows-spanned="1">
            <text:p>→ <text:span text:style-name="T7">Ent. EEPB : étanchéité liquide (SPEC &amp; SEL) &amp; couche d'impression peinture intérieure à </text:span><text:span text:style-name="T7">partir de mardi 10/06 (vérifier les pentes &amp; supports, &amp; le cas échéant emettre des </text:span><text:span text:style-name="T7">réserves); prendre contact avec entreprise CE2J pour s'assurer que les supports sont prets</text:span></text:p>
          </table:table-cell>
          <table:covered-table-cell table:number-columns-repeated="5"/>
          <table:table-cell table:number-columns-repeated="1017"/>
        </table:table-row>
        <table:table-row table:style-name="ro12">
          <table:table-cell/>
          <table:table-cell table:style-name="ce40" office:value-type="string" table:number-columns-spanned="6" table:number-rows-spanned="1">
            <text:p><text:span text:style-name="T10">→ </text:span><text:span text:style-name="T6">Ent. GRONDIN/CE2J : début des travaux de chape carrelage &amp; faïence murales en SDE à </text:span><text:span text:style-name="T6">partir du 9 ou 10/06</text:span></text:p>
          </table:table-cell>
          <table:covered-table-cell table:number-columns-repeated="5"/>
          <table:table-cell table:number-columns-repeated="2"/>
          <table:table-cell table:style-name="ce20"/>
          <table:table-cell table:number-columns-repeated="1014"/>
        </table:table-row>
        <table:table-row-group>
          <table:table-row table:style-name="ro1">
            <table:table-cell/>
            <table:table-cell table:style-name="ce38"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style-name="ce11" office:value-type="string">
              <text:p>4</text:p>
            </table:table-cell>
            <table:table-cell table:style-name="ce39" office:value-type="string">
              <text:p>PLANNING MOIS EN COURS</text:p>
            </table:table-cell>
            <table:table-cell table:style-name="ce70" table:number-columns-repeated="4"/>
            <table:table-cell table:style-name="ce101"/>
            <table:table-cell table:number-columns-repeated="1017"/>
          </table:table-row>
          <table:table-row table:style-name="ro1">
            <table:table-cell/>
            <table:table-cell table:style-name="ce38"/>
            <table:table-cell table:number-columns-repeated="7"/>
            <table:table-cell table:style-name="ce20"/>
            <table:table-cell table:number-columns-repeated="1014"/>
          </table:table-row>
          <table:table-row table:style-name="ro14">
            <table:table-cell/>
            <table:table-cell table:style-name="ce38" office:value-type="string" table:number-columns-spanned="6" table:number-rows-spanned="1">
              <text:p>A – semaine du 09/06 au 13/06 : logement 24</text:p>
            </table:table-cell>
            <table:covered-table-cell table:number-columns-repeated="5"/>
            <table:table-cell table:number-columns-repeated="2"/>
            <table:table-cell table:style-name="ce20"/>
            <table:table-cell table:number-columns-repeated="1014"/>
          </table:table-row>
          <table:table-row table:style-name="ro14">
            <table:table-cell/>
            <table:table-cell table:style-name="ce43" office:value-type="string" table:number-columns-spanned="6" table:number-rows-spanned="1">
              <text:p>clos et couvert : menuiseries exterieures posées <text:s text:c="2"/>(repoussé 1 semaine : cause GO)</text:p>
            </table:table-cell>
            <table:covered-table-cell table:number-columns-repeated="5" table:style-name="ce71"/>
            <table:table-cell table:number-columns-repeated="2"/>
            <table:table-cell table:style-name="ce20"/>
            <table:table-cell table:number-columns-repeated="1014"/>
          </table:table-row>
          <table:table-row table:style-name="ro14">
            <table:table-cell/>
            <table:table-cell table:style-name="ce43" office:value-type="string" table:number-columns-spanned="6" table:number-rows-spanned="1">
              <text:p>gros oeuvre : finalisé <text:s text:c="3"/>(à reprendre &amp; completer le13/06)</text:p>
            </table:table-cell>
            <table:covered-table-cell table:number-columns-repeated="5" table:style-name="ce71"/>
            <table:table-cell table:number-columns-repeated="2"/>
            <table:table-cell table:style-name="ce20"/>
            <table:table-cell table:number-columns-repeated="1014"/>
          </table:table-row>
          <table:table-row table:style-name="ro14">
            <table:table-cell/>
            <table:table-cell table:style-name="ce43" office:value-type="string" table:number-columns-spanned="6" table:number-rows-spanned="1">
              <text:p>réalisation du SPEC &amp; SEL en SDE <text:s text:c="2"/>(repoussé 1 semaine : cause GO)</text:p>
            </table:table-cell>
            <table:covered-table-cell table:number-columns-repeated="5" table:style-name="ce71"/>
            <table:table-cell table:number-columns-repeated="2"/>
            <table:table-cell table:style-name="ce20"/>
            <table:table-cell table:number-columns-repeated="1014"/>
          </table:table-row>
          <table:table-row table:style-name="ro14">
            <table:table-cell/>
            <table:table-cell table:style-name="ce43" office:value-type="string" table:number-columns-spanned="6" table:number-rows-spanned="1">
              <text:p>electricité : pose de appareillages : <text:s text:c="2"/>(repoussé 1 semaine cause menuiseries alu)</text:p>
            </table:table-cell>
            <table:covered-table-cell table:number-columns-repeated="5" table:style-name="ce71"/>
            <table:table-cell table:number-columns-repeated="2"/>
            <table:table-cell table:style-name="ce20"/>
            <table:table-cell table:number-columns-repeated="1014"/>
          </table:table-row>
          <table:table-row table:style-name="ro1">
            <table:table-cell/>
            <table:table-cell table:style-name="ce38" table:number-columns-spanned="6" table:number-rows-spanned="1"/>
            <table:covered-table-cell table:number-columns-repeated="5"/>
            <table:table-cell table:number-columns-repeated="2"/>
            <table:table-cell table:style-name="ce20"/>
            <table:table-cell table:number-columns-repeated="1014"/>
          </table:table-row>
          <table:table-row table:style-name="ro14">
            <table:table-cell/>
            <table:table-cell table:style-name="ce38" office:value-type="string" table:number-columns-spanned="6" table:number-rows-spanned="1">
              <text:p>B – semaine du 16/06 au 20/06 : logement 24</text:p>
            </table:table-cell>
            <table:covered-table-cell table:number-columns-repeated="5"/>
            <table:table-cell table:number-columns-repeated="2"/>
            <table:table-cell table:style-name="ce20"/>
            <table:table-cell table:number-columns-repeated="1014"/>
          </table:table-row>
          <table:table-row table:style-name="ro14">
            <table:table-cell/>
            <table:table-cell table:style-name="ce43" office:value-type="string" table:number-columns-spanned="6" table:number-rows-spanned="1">
              <text:p>pose des equipements de plomberie &amp; faïence sanitaire</text:p>
            </table:table-cell>
            <table:covered-table-cell table:number-columns-repeated="5" table:style-name="ce71"/>
            <table:table-cell table:number-columns-repeated="2"/>
            <table:table-cell table:style-name="ce20"/>
            <table:table-cell table:number-columns-repeated="1014"/>
          </table:table-row>
          <table:table-row table:style-name="ro14">
            <table:table-cell/>
            <table:table-cell table:style-name="ce43" office:value-type="string" table:number-columns-spanned="6" table:number-rows-spanned="1">
              <text:p>pose des garde-corps et du portail</text:p>
            </table:table-cell>
            <table:covered-table-cell table:number-columns-repeated="5" table:style-name="ce71"/>
            <table:table-cell table:number-columns-repeated="2"/>
            <table:table-cell table:style-name="ce20"/>
            <table:table-cell table:number-columns-repeated="1014"/>
          </table:table-row>
          <table:table-row table:style-name="ro14">
            <table:table-cell/>
            <table:table-cell table:style-name="ce43" office:value-type="string" table:number-columns-spanned="6" table:number-rows-spanned="1">
              <text:p>pose des carrelages et faïences</text:p>
            </table:table-cell>
            <table:covered-table-cell table:number-columns-repeated="5"/>
            <table:table-cell table:number-columns-repeated="2"/>
            <table:table-cell table:style-name="ce20"/>
            <table:table-cell table:number-columns-repeated="1014"/>
          </table:table-row>
          <table:table-row table:style-name="ro14">
            <table:table-cell/>
            <table:table-cell table:style-name="ce43" office:value-type="string" table:number-columns-spanned="6" table:number-rows-spanned="1">
              <text:p>couverture de coursive en zinc : à finaliser</text:p>
            </table:table-cell>
            <table:covered-table-cell table:number-columns-repeated="5"/>
            <table:table-cell table:number-columns-repeated="2"/>
            <table:table-cell table:style-name="ce20"/>
            <table:table-cell table:number-columns-repeated="1014"/>
          </table:table-row>
          <table:table-row table:style-name="ro1">
            <table:table-cell/>
            <table:table-cell table:style-name="ce38" table:number-columns-spanned="6" table:number-rows-spanned="1"/>
            <table:covered-table-cell table:number-columns-repeated="5"/>
            <table:table-cell table:number-columns-repeated="2"/>
            <table:table-cell table:style-name="ce20"/>
            <table:table-cell table:number-columns-repeated="1014"/>
          </table:table-row>
          <table:table-row table:style-name="ro14">
            <table:table-cell/>
            <table:table-cell table:style-name="ce44" office:value-type="string" table:number-columns-spanned="6" table:number-rows-spanned="1">
              <text:p>C – OPR logement 24 le 19/06/14 à 8h00</text:p>
            </table:table-cell>
            <table:covered-table-cell table:number-columns-repeated="5"/>
            <table:table-cell table:number-columns-repeated="2"/>
            <table:table-cell table:style-name="ce20"/>
            <table:table-cell table:number-columns-repeated="1014"/>
          </table:table-row>
          <table:table-row table:style-name="ro1">
            <table:table-cell/>
            <table:table-cell table:style-name="ce38" table:number-columns-spanned="6" table:number-rows-spanned="1"/>
            <table:covered-table-cell table:number-columns-repeated="5"/>
            <table:table-cell table:number-columns-repeated="2"/>
            <table:table-cell table:style-name="ce20"/>
            <table:table-cell table:number-columns-repeated="1014"/>
          </table:table-row>
          <table:table-row table:style-name="ro14">
            <table:table-cell/>
            <table:table-cell table:style-name="ce44" office:value-type="string" table:number-columns-spanned="6" table:number-rows-spanned="1">
              <text:p>D – Reception logement 24 le 26/06/14 à 8h00</text:p>
            </table:table-cell>
            <table:covered-table-cell table:number-columns-repeated="5"/>
            <table:table-cell table:number-columns-repeated="2"/>
            <table:table-cell table:style-name="ce20"/>
            <table:table-cell table:number-columns-repeated="1014"/>
          </table:table-row>
          <table:table-row table:style-name="ro1">
            <table:table-cell/>
            <table:table-cell table:style-name="ce38"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8"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8"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8"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8"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8"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8"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8"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8"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8"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8"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8"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8"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8"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8"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8"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8"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8"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8"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8"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8"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8"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8"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8"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8"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8"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8"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8"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8"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8"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40" table:number-columns-spanned="6" table:number-rows-spanned="1"/>
            <table:covered-table-cell table:number-columns-repeated="5"/>
            <table:table-cell table:number-columns-repeated="2"/>
            <table:table-cell table:style-name="ce20"/>
            <table:table-cell table:number-columns-repeated="1014"/>
          </table:table-row>
        </table:table-row-group>
        <table:table-row-group table:display="false">
          <table:table-row table:style-name="ro17" table:visibility="collapse">
            <table:table-cell/>
            <table:table-cell table:style-name="ce38" office:value-type="string" table:number-columns-spanned="6" table:number-rows-spanned="1">
              <text:p>A toutes les entreprises : pour OPR logement 24 du 19/06/2014, prévoir tout le necessaire pour tester les installations / travaux réalisées: metre ruban, regle de maçon et niveau à bulles pour le gros oeuvre, bille d'acier ou de verre pour le carreleur, tuyau flexible de longueur suffisante pour tester les pentes des coursives &amp; le calfeutrement de toutes les menuiseries, etc...</text:p>
            </table:table-cell>
            <table:covered-table-cell table:number-columns-repeated="5"/>
            <table:table-cell table:number-columns-repeated="2"/>
            <table:table-cell table:style-name="ce20"/>
            <table:table-cell table:number-columns-repeated="1014"/>
          </table:table-row>
        </table:table-row-group>
        <table:table-row table:style-name="ro1">
          <table:table-cell/>
          <table:table-cell table:style-name="ce38" table:number-columns-spanned="6" table:number-rows-spanned="1"/>
          <table:covered-table-cell table:number-columns-repeated="5"/>
          <table:table-cell table:number-columns-repeated="2"/>
          <table:table-cell table:style-name="ce20"/>
          <table:table-cell table:number-columns-repeated="1014"/>
        </table:table-row>
        <table:table-row-group table:display="false">
          <table:table-row table:style-name="ro1" table:visibility="collapse">
            <table:table-cell/>
            <table:table-cell table:style-name="ce45"/>
            <table:table-cell table:style-name="ce72" table:number-columns-repeated="4"/>
            <table:table-cell table:style-name="ce102"/>
            <table:table-cell table:number-columns-repeated="2"/>
            <table:table-cell table:style-name="ce20"/>
            <table:table-cell table:number-columns-repeated="1014"/>
          </table:table-row>
        </table:table-row-group>
        <table:table-row table:style-name="ro1">
          <table:table-cell table:style-name="ce11"/>
          <table:table-cell table:style-name="ce46" office:value-type="string" table:number-columns-spanned="6" table:number-rows-spanned="1">
            <text:p>PROCHAINE REUNION DE CHANTIER LE JEUDI 19/06/2014 À 8h00</text:p>
          </table:table-cell>
          <table:covered-table-cell table:number-columns-repeated="4" table:style-name="ce72"/>
          <table:covered-table-cell table:style-name="ce102"/>
          <table:table-cell table:number-columns-repeated="1017"/>
        </table:table-row>
        <table:table-row table:style-name="ro1">
          <table:table-cell table:style-name="ce11"/>
          <table:table-cell table:style-name="ce47" office:value-type="string" table:number-columns-spanned="6" table:number-rows-spanned="1">
            <text:p>convoqués : EEPB, GRONDIN, DIOMAT</text:p>
          </table:table-cell>
          <table:covered-table-cell table:number-columns-repeated="4" table:style-name="ce73"/>
          <table:covered-table-cell table:style-name="ce103"/>
          <table:table-cell table:number-columns-repeated="1017"/>
        </table:table-row>
        <table:table-row-group table:display="false">
          <table:table-row table:style-name="ro1" table:visibility="collapse">
            <table:table-cell table:style-name="ce11"/>
            <table:table-cell table:style-name="ce48"/>
            <table:table-cell table:style-name="ce73" table:number-columns-repeated="4"/>
            <table:table-cell table:style-name="ce103"/>
            <table:table-cell table:number-columns-repeated="1017"/>
          </table:table-row>
        </table:table-row-group>
        <table:table-row-group table:display="false">
          <table:table-row table:style-name="ro1" table:visibility="collapse">
            <table:table-cell table:style-name="ce11"/>
            <table:table-cell table:style-name="ce45"/>
            <table:table-cell table:style-name="ce72" table:number-columns-repeated="4"/>
            <table:table-cell table:style-name="ce102"/>
            <table:table-cell table:number-columns-repeated="1017"/>
          </table:table-row>
          <table:table-row table:style-name="ro1" table:visibility="collapse">
            <table:table-cell table:style-name="ce11"/>
            <table:table-cell table:style-name="ce49" table:number-columns-spanned="6" table:number-rows-spanned="1"/>
            <table:covered-table-cell table:number-columns-repeated="4"/>
            <table:covered-table-cell table:style-name="ce104"/>
            <table:table-cell table:number-columns-repeated="1017"/>
          </table:table-row>
          <table:table-row table:style-name="ro1" table:visibility="collapse">
            <table:table-cell table:style-name="ce11"/>
            <table:table-cell table:style-name="ce48"/>
            <table:table-cell table:style-name="ce73" table:number-columns-repeated="4"/>
            <table:table-cell table:style-name="ce103"/>
            <table:table-cell table:number-columns-repeated="1017"/>
          </table:table-row>
        </table:table-row-group>
        <table:table-row-group table:display="false">
          <table:table-row table:style-name="ro18" table:visibility="collapse">
            <table:table-cell table:style-name="ce11"/>
            <table:table-cell table:style-name="ce16" office:value-type="string" table:number-columns-spanned="5" table:number-rows-spanned="1">
              <text:p>NB : Faute de contestation écrite sous 8 jours à compter de la date de ce document, il sera réputé accepté sans réserves par les destinataires.</text:p>
            </table:table-cell>
            <table:covered-table-cell table:number-columns-repeated="4" table:style-name="ce15"/>
            <table:table-cell table:style-name="ce15"/>
            <table:table-cell table:number-columns-repeated="1017"/>
          </table:table-row>
        </table:table-row-group>
        <table:table-row table:style-name="ro1">
          <table:table-cell table:style-name="ce15"/>
          <table:table-cell/>
          <table:table-cell table:style-name="ce69" table:number-columns-repeated="2"/>
          <table:table-cell table:style-name="ce89"/>
          <table:table-cell table:style-name="ce90" office:value-type="string">
            <text:p>Page 3 / 3</text:p>
          </table:table-cell>
          <table:table-cell table:style-name="ce20"/>
          <table:table-cell table:number-columns-repeated="1017"/>
        </table:table-row>
        <table:table-row table:style-name="ro1">
          <table:table-cell table:style-name="ce15"/>
          <table:table-cell table:style-name="ce50" table:number-columns-repeated="5"/>
          <table:table-cell table:style-name="ce20"/>
          <table:table-cell table:number-columns-repeated="1017"/>
        </table:table-row>
        <table:table-row table:style-name="ro1">
          <table:table-cell table:style-name="ce15"/>
          <table:table-cell table:style-name="ce50"/>
          <table:table-cell table:style-name="ce20" table:number-columns-repeated="5"/>
          <table:table-cell table:number-columns-repeated="1017"/>
        </table:table-row>
        <table:table-row table:style-name="ro1">
          <table:table-cell table:style-name="ce11"/>
          <table:table-cell table:style-name="ce51"/>
          <table:table-cell table:style-name="ce20" table:number-columns-repeated="5"/>
          <table:table-cell table:number-columns-repeated="1017"/>
        </table:table-row>
        <table:table-row table:style-name="ro1">
          <table:table-cell table:style-name="ce11"/>
          <table:table-cell table:style-name="ce52"/>
          <table:table-cell table:style-name="ce20" table:number-columns-repeated="5"/>
          <table:table-cell table:number-columns-repeated="1017"/>
        </table:table-row>
        <table:table-row table:style-name="ro1">
          <table:table-cell table:style-name="ce11"/>
          <table:table-cell table:style-name="ce50" table:number-columns-repeated="6"/>
          <table:table-cell table:number-columns-repeated="1017"/>
        </table:table-row>
        <table:table-row table:style-name="ro1" table:number-rows-repeated="2">
          <table:table-cell table:style-name="ce15"/>
          <table:table-cell table:style-name="ce50" table:number-columns-repeated="6"/>
          <table:table-cell table:number-columns-repeated="1017"/>
        </table:table-row>
        <table:table-row table:style-name="ro1" table:number-rows-repeated="3">
          <table:table-cell table:style-name="ce11"/>
          <table:table-cell table:style-name="ce50" table:number-columns-repeated="6"/>
          <table:table-cell table:number-columns-repeated="1017"/>
        </table:table-row>
        <table:table-row table:style-name="ro1" table:number-rows-repeated="8">
          <table:table-cell table:style-name="ce15"/>
          <table:table-cell table:style-name="ce50" table:number-columns-repeated="6"/>
          <table:table-cell table:number-columns-repeated="1017"/>
        </table:table-row>
        <table:table-row table:style-name="ro1">
          <table:table-cell table:style-name="ce15"/>
          <table:table-cell/>
          <table:table-cell table:style-name="ce50" table:number-columns-repeated="5"/>
          <table:table-cell table:number-columns-repeated="1017"/>
        </table:table-row>
        <table:table-row table:style-name="ro1" table:number-rows-repeated="2">
          <table:table-cell table:style-name="ce15"/>
          <table:table-cell table:style-name="ce50" table:number-columns-repeated="6"/>
          <table:table-cell table:number-columns-repeated="1017"/>
        </table:table-row>
        <table:table-row table:style-name="ro1" table:number-rows-repeated="2">
          <table:table-cell table:style-name="ce15"/>
          <table:table-cell/>
          <table:table-cell table:style-name="ce50" table:number-columns-repeated="5"/>
          <table:table-cell table:number-columns-repeated="1017"/>
        </table:table-row>
        <table:table-row table:style-name="ro1" table:number-rows-repeated="2">
          <table:table-cell table:style-name="ce15"/>
          <table:table-cell table:style-name="ce50" table:number-columns-repeated="6"/>
          <table:table-cell table:number-columns-repeated="1017"/>
        </table:table-row>
        <table:table-row-group table:display="false">
          <table:table-row table:style-name="ro19" table:visibility="collapse">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54"/>
            <table:table-cell table:number-columns-repeated="1017"/>
          </table:table-row>
        </table:table-row-group>
        <table:table-row table:style-name="ro1">
          <table:table-cell/>
          <table:table-cell table:style-name="ce53"/>
          <table:table-cell table:number-columns-repeated="1022"/>
        </table:table-row>
        <table:table-row table:style-name="ro1" table:number-rows-repeated="2">
          <table:table-cell table:number-columns-repeated="5"/>
          <table:table-cell table:style-name="ce94"/>
          <table:table-cell table:number-columns-repeated="1018"/>
        </table:table-row>
        <table:table-row table:style-name="ro1">
          <table:table-cell table:style-name="ce17"/>
          <table:table-cell table:number-columns-repeated="4"/>
          <table:table-cell table:style-name="ce94"/>
          <table:table-cell table:number-columns-repeated="1018"/>
        </table:table-row>
        <table:table-row table:style-name="ro1" table:number-rows-repeated="3">
          <table:table-cell table:number-columns-repeated="1024"/>
        </table:table-row>
        <table:table-row table:style-name="ro1">
          <table:table-cell table:style-name="ce17"/>
          <table:table-cell table:number-columns-repeated="1023"/>
        </table:table-row>
        <table:table-row table:style-name="ro1" table:number-rows-repeated="8">
          <table:table-cell table:number-columns-repeated="1024"/>
        </table:table-row>
        <table:table-row table:style-name="ro1">
          <table:table-cell/>
          <table:table-cell table:style-name="ce53"/>
          <table:table-cell table:number-columns-repeated="1022"/>
        </table:table-row>
        <table:table-row table:style-name="ro1">
          <table:table-cell table:number-columns-repeated="1024"/>
        </table:table-row>
        <table:table-row table:style-name="ro1" table:number-rows-repeated="3">
          <table:table-cell/>
          <table:table-cell table:style-name="ce53"/>
          <table:table-cell table:number-columns-repeated="1022"/>
        </table:table-row>
        <table:table-row table:style-name="ro1">
          <table:table-cell table:number-columns-repeated="1024"/>
        </table:table-row>
        <table:table-row table:style-name="ro1">
          <table:table-cell/>
          <table:table-cell table:style-name="ce53"/>
          <table:table-cell table:number-columns-repeated="1022"/>
        </table:table-row>
        <table:table-row table:style-name="ro1" table:number-rows-repeated="37">
          <table:table-cell table:number-columns-repeated="1024"/>
        </table:table-row>
        <table:table-row table:style-name="ro19">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4"/>
          <table:table-cell table:number-columns-repeated="1017"/>
        </table:table-row>
        <table:table-row table:style-name="ro1">
          <table:table-cell table:number-columns-repeated="1024"/>
        </table:table-row>
        <table:table-row table:style-name="ro1">
          <table:table-cell/>
          <table:table-cell table:style-name="ce55"/>
          <table:table-cell table:number-columns-repeated="1022"/>
        </table:table-row>
        <table:table-row table:style-name="ro1" table:number-rows-repeated="59">
          <table:table-cell table:number-columns-repeated="1024"/>
        </table:table-row>
        <table:table-row table:style-name="ro19">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4"/>
          <table:table-cell table:number-columns-repeated="1017"/>
        </table:table-row>
        <table:named-expressions/>
      </table:table>
      <table:table table:name="Feuil2" table:style-name="ta2">
        <table:table-column table:style-name="co6" table:number-columns-repeated="256" table:default-cell-style-name="Default"/>
        <table:table-row table:style-name="ro1">
          <table:table-cell table:number-columns-repeated="256"/>
        </table:table-row>
        <table:named-expressions/>
      </table:table>
      <table:table table:name="Feuil3" table:style-name="ta3">
        <table:table-column table:style-name="co6" table:number-columns-repeated="256" table:default-cell-style-name="Default"/>
        <table:table-row table:style-name="ro1">
          <table:table-cell table:number-columns-repeated="256"/>
        </table:table-row>
        <table:named-expressions/>
      </table:table>
      <table:named-expressions>
        <table:named-range table:name="Excel_BuiltIn_Print_Area_1" table:base-cell-address="$Feuil1.$A$1" table:cell-range-address="$Feuil1.$A$1:.$G$170" table:range-usable-as="print-range"/>
        <table:named-range table:name="Excel_BuiltIn_Print_Area_1_1" table:base-cell-address="$Feuil1.$A$1" table:cell-range-address="$Feuil1.$A$2:.$G$17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12">12/06/2014</text:date>, <text:time>15:53:31</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0$Win32 OpenOffice.org_project/410m18$Build-9764</meta:generator>
    <meta:initial-creator>CAD 04</meta:initial-creator>
    <meta:creation-date>2006-10-26T10:04:34</meta:creation-date>
    <dc:date>2014-06-12T15:53:31.30</dc:date>
    <meta:print-date>2014-02-14T16:43:01.02</meta:print-date>
    <dc:language>fr-FR</dc:language>
    <meta:editing-cycles>194</meta:editing-cycles>
    <meta:editing-duration>P29DT19H15M3S</meta:editing-duration>
    <dc:creator>XAVIER DARON ARCHITECTE DPLG XDA</dc:creator>
    <meta:document-statistic meta:table-count="3" meta:cell-count="216" meta:object-count="1"/>
    <meta:user-defined meta:name="Info 1"/>
    <meta:user-defined meta:name="Info 2"/>
    <meta:user-defined meta:name="Info 3"/>
    <meta:user-defined meta:name="Info 4"/>
  </office:meta>
</office:document-meta>
</file>